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8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800000" loext:opacity="100%"/>
    </style:style>
    <style:style style:name="T2" style:family="text">
      <style:text-properties fo:color="#e50000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1080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af00db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795e26" loext:opacity="100%"/>
    </style:style>
    <style:style style:name="T10" style:family="text">
      <style:text-properties fo:color="#0451a5" loext:opacity="100%"/>
    </style:style>
    <style:style style:name="T11" style:family="text">
      <style:text-properties fo:color="#0070c1" loext:opacity="100%"/>
    </style:style>
    <style:style style:name="T12" style:family="text">
      <style:text-properties fo:color="#ee0000" loext:opacity="100%"/>
    </style:style>
    <style:style style:name="T13" style:family="text">
      <style:text-properties fo:color="#267f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</text:p>
      <text:p text:style-name="P1"><text:span text:style-name="T1">&lt;title&gt;</text:span>Your Design Portfolio - Neelkanth Enterprises Showcase<text:span text:style-name="T1">&lt;/title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tailwindcss.com"</text:span><text:span text:style-name="T1">&gt;&lt;/script&gt;</text:span></text:p>
      <text:p text:style-name="P2">&lt;script&gt;</text:p>
      <text:p text:style-name="P1"><text:span text:style-name="T5">tailwind</text:span><text:span text:style-name="T4">.</text:span><text:span text:style-name="T5">config</text:span><text:span text:style-name="T4"> = {</text:span></text:p>
      <text:p text:style-name="P1"><text:span text:style-name="T5">theme:</text:span><text:span text:style-name="T4"> {</text:span></text:p>
      <text:p text:style-name="P1"><text:span text:style-name="T5">extend:</text:span><text:span text:style-name="T4"> {</text:span></text:p>
      <text:p text:style-name="P1"><text:span text:style-name="T5">colors:</text:span><text:span text:style-name="T4"> {</text:span></text:p>
      <text:p text:style-name="P1"><text:span text:style-name="T5">primary:</text:span><text:span text:style-name="T4"> </text:span><text:span text:style-name="T6">'#1e40af'</text:span><text:span text:style-name="T4">,</text:span></text:p>
      <text:p text:style-name="P1"><text:span text:style-name="T5">secondary:</text:span><text:span text:style-name="T4"> </text:span><text:span text:style-name="T6">'#f59e0b'</text:span><text:span text:style-name="T4">,</text:span></text:p>
      <text:p text:style-name="P1"><text:span text:style-name="T5">accent:</text:span><text:span text:style-name="T4"> </text:span><text:span text:style-name="T6">'#10b981'</text:span></text:p>
      <text:p text:style-name="P3">},</text:p>
      <text:p text:style-name="P1"><text:span text:style-name="T5">animation:</text:span><text:span text:style-name="T4"> {</text:span></text:p>
      <text:p text:style-name="P1"><text:span text:style-name="T6">'fade-in-up'</text:span><text:span text:style-name="T5">:</text:span><text:span text:style-name="T4"> </text:span><text:span text:style-name="T6">'fadeInUp 0.8s ease-out'</text:span><text:span text:style-name="T4">,</text:span></text:p>
      <text:p text:style-name="P1"><text:span text:style-name="T6">'fade-in-left'</text:span><text:span text:style-name="T5">:</text:span><text:span text:style-name="T4"> </text:span><text:span text:style-name="T6">'fadeInLeft 0.8s ease-out'</text:span><text:span text:style-name="T4">,</text:span></text:p>
      <text:p text:style-name="P1"><text:span text:style-name="T6">'fade-in-right'</text:span><text:span text:style-name="T5">:</text:span><text:span text:style-name="T4"> </text:span><text:span text:style-name="T6">'fadeInRight 0.8s ease-out'</text:span><text:span text:style-name="T4">,</text:span></text:p>
      <text:p text:style-name="P1"><text:span text:style-name="T6">'pulse-slow'</text:span><text:span text:style-name="T5">:</text:span><text:span text:style-name="T4"> </text:span><text:span text:style-name="T6">'pulse 3s infinite'</text:span><text:span text:style-name="T4">,</text:span></text:p>
      <text:p text:style-name="P1"><text:span text:style-name="T6">'bounce-slow'</text:span><text:span text:style-name="T5">:</text:span><text:span text:style-name="T4"> </text:span><text:span text:style-name="T6">'bounce 2s infinite'</text:span></text:p>
      <text:p text:style-name="P3">}</text:p>
      <text:p text:style-name="P3">}</text:p>
      <text:p text:style-name="P3">}</text:p>
      <text:p text:style-name="P3">}</text:p>
      <text:p text:style-name="P2">&lt;/script&gt;</text:p>
      <text:p text:style-name="P2">&lt;style&gt;</text:p>
      <text:p text:style-name="P1"><text:span text:style-name="T7">@keyframes</text:span><text:span text:style-name="T4"> </text:span><text:span text:style-name="T2">fadeInUp</text:span><text:span text:style-name="T4"> {</text:span></text:p>
      <text:p text:style-name="P1"><text:span text:style-name="T4">from { </text:span><text:span text:style-name="T2">opacity</text:span><text:span text:style-name="T4">: </text:span><text:span text:style-name="T8">0</text:span><text:span text:style-name="T4">; </text:span><text:span text:style-name="T2">transform</text:span><text:span text:style-name="T4">: </text:span><text:span text:style-name="T9">translateY</text:span><text:span text:style-name="T4">(</text:span><text:span text:style-name="T8">30px</text:span><text:span text:style-name="T4">); }</text:span></text:p>
      <text:p text:style-name="P1"><text:span text:style-name="T4">to { </text:span><text:span text:style-name="T2">opacity</text:span><text:span text:style-name="T4">: </text:span><text:span text:style-name="T8">1</text:span><text:span text:style-name="T4">; </text:span><text:span text:style-name="T2">transform</text:span><text:span text:style-name="T4">: </text:span><text:span text:style-name="T9">translateY</text:span><text:span text:style-name="T4">(</text:span><text:span text:style-name="T8">0</text:span><text:span text:style-name="T4">); }</text:span></text:p>
      <text:p text:style-name="P3">}</text:p>
      <text:p text:style-name="P1"><text:span text:style-name="T7">@keyframes</text:span><text:span text:style-name="T4"> </text:span><text:span text:style-name="T2">fadeInLeft</text:span><text:span text:style-name="T4"> {</text:span></text:p>
      <text:p text:style-name="P1"><text:span text:style-name="T4">from { </text:span><text:span text:style-name="T2">opacity</text:span><text:span text:style-name="T4">: </text:span><text:span text:style-name="T8">0</text:span><text:span text:style-name="T4">; </text:span><text:span text:style-name="T2">transform</text:span><text:span text:style-name="T4">: </text:span><text:span text:style-name="T9">translateX</text:span><text:span text:style-name="T4">(</text:span><text:span text:style-name="T8">-30px</text:span><text:span text:style-name="T4">); }</text:span></text:p>
      <text:p text:style-name="P1"><text:span text:style-name="T4">to { </text:span><text:span text:style-name="T2">opacity</text:span><text:span text:style-name="T4">: </text:span><text:span text:style-name="T8">1</text:span><text:span text:style-name="T4">; </text:span><text:span text:style-name="T2">transform</text:span><text:span text:style-name="T4">: </text:span><text:span text:style-name="T9">translateX</text:span><text:span text:style-name="T4">(</text:span><text:span text:style-name="T8">0</text:span><text:span text:style-name="T4">); }</text:span></text:p>
      <text:p text:style-name="P3">}</text:p>
      <text:p text:style-name="P1"><text:span text:style-name="T7">@keyframes</text:span><text:span text:style-name="T4"> </text:span><text:span text:style-name="T2">fadeInRight</text:span><text:span text:style-name="T4"> {</text:span></text:p>
      <text:p text:style-name="P1"><text:span text:style-name="T4">from { </text:span><text:span text:style-name="T2">opacity</text:span><text:span text:style-name="T4">: </text:span><text:span text:style-name="T8">0</text:span><text:span text:style-name="T4">; </text:span><text:span text:style-name="T2">transform</text:span><text:span text:style-name="T4">: </text:span><text:span text:style-name="T9">translateX</text:span><text:span text:style-name="T4">(</text:span><text:span text:style-name="T8">30px</text:span><text:span text:style-name="T4">); }</text:span></text:p>
      <text:p text:style-name="P1"><text:span text:style-name="T4">to { </text:span><text:span text:style-name="T2">opacity</text:span><text:span text:style-name="T4">: </text:span><text:span text:style-name="T8">1</text:span><text:span text:style-name="T4">; </text:span><text:span text:style-name="T2">transform</text:span><text:span text:style-name="T4">: </text:span><text:span text:style-name="T9">translateX</text:span><text:span text:style-name="T4">(</text:span><text:span text:style-name="T8">0</text:span><text:span text:style-name="T4">); }</text:span></text:p>
      <text:p text:style-name="P3">}</text:p>
      <text:p text:style-name="P1"><text:span text:style-name="T1">.gradient-bg</text:span><text:span text:style-name="T4"> {</text:span></text:p>
      <text:p text:style-name="P1"><text:span text:style-name="T2">background</text:span><text:span text:style-name="T4">: </text:span><text:span text:style-name="T9">linear-gradient</text:span><text:span text:style-name="T4">(</text:span><text:span text:style-name="T8">135deg</text:span><text:span text:style-name="T4">, </text:span><text:span text:style-name="T10">#667eea</text:span><text:span text:style-name="T4"> </text:span><text:span text:style-name="T8">0%</text:span><text:span text:style-name="T4">, </text:span><text:span text:style-name="T10">#764ba2</text:span><text:span text:style-name="T4"> </text:span><text:span text:style-name="T8">100%</text:span><text:span text:style-name="T4">);</text:span></text:p>
      <text:p text:style-name="P3">}</text:p>
      <text:p text:style-name="P1"><text:span text:style-name="T1">.card-hover</text:span><text:span text:style-name="T4"> {</text:span></text:p>
      <text:p text:style-name="P1"><text:span text:style-name="T2">transition</text:span><text:span text:style-name="T4">: </text:span><text:span text:style-name="T10">all</text:span><text:span text:style-name="T4"> </text:span><text:span text:style-name="T8">0.3s</text:span><text:span text:style-name="T4"> </text:span><text:span text:style-name="T10">ease</text:span><text:span text:style-name="T4">;</text:span></text:p>
      <text:p text:style-name="P3">}</text:p>
      <text:p text:style-name="P1"><text:span text:style-name="T1">.card-hover:hover</text:span><text:span text:style-name="T4"> {</text:span></text:p>
      <text:p text:style-name="P1"><text:soft-page-break/><text:span text:style-name="T2">transform</text:span><text:span text:style-name="T4">: </text:span><text:span text:style-name="T9">translateY</text:span><text:span text:style-name="T4">(</text:span><text:span text:style-name="T8">-10px</text:span><text:span text:style-name="T4">);</text:span></text:p>
      <text:p text:style-name="P1"><text:span text:style-name="T2">box-shadow</text:span><text:span text:style-name="T4">: </text:span><text:span text:style-name="T8">0</text:span><text:span text:style-name="T4"> </text:span><text:span text:style-name="T8">20px</text:span><text:span text:style-name="T4"> </text:span><text:span text:style-name="T8">40px</text:span><text:span text:style-name="T4"> </text:span><text:span text:style-name="T9">rgba</text:span><text:span text:style-name="T4">(</text:span><text:span text:style-name="T8">0</text:span><text:span text:style-name="T4">,</text:span><text:span text:style-name="T8">0</text:span><text:span text:style-name="T4">,</text:span><text:span text:style-name="T8">0</text:span><text:span text:style-name="T4">,</text:span><text:span text:style-name="T8">0.1</text:span><text:span text:style-name="T4">);</text:span></text:p>
      <text:p text:style-name="P3">}</text:p>
      <text:p text:style-name="P1"><text:span text:style-name="T1">.parallax</text:span><text:span text:style-name="T4"> {</text:span></text:p>
      <text:p text:style-name="P1"><text:span text:style-name="T2">background-attachment</text:span><text:span text:style-name="T4">: </text:span><text:span text:style-name="T10">fixed</text:span><text:span text:style-name="T4">;</text:span></text:p>
      <text:p text:style-name="P1"><text:span text:style-name="T2">background-position</text:span><text:span text:style-name="T4">: </text:span><text:span text:style-name="T10">center</text:span><text:span text:style-name="T4">;</text:span></text:p>
      <text:p text:style-name="P1"><text:span text:style-name="T2">background-repeat</text:span><text:span text:style-name="T4">: </text:span><text:span text:style-name="T10">no-repeat</text:span><text:span text:style-name="T4">;</text:span></text:p>
      <text:p text:style-name="P1"><text:span text:style-name="T2">background-size</text:span><text:span text:style-name="T4">: </text:span><text:span text:style-name="T10">cover</text:span><text:span text:style-name="T4">;</text:span></text:p>
      <text:p text:style-name="P3">}</text:p>
      <text:p text:style-name="P2">&lt;/style&gt;</text:p>
      <text:p text:style-name="P2">&lt;/head&gt;</text:p>
      <text:p text:style-name="P1"><text:span text:style-name="T1">&lt;body</text:span> <text:span text:style-name="T2">class</text:span>=<text:span text:style-name="T3">"bg-gray-50"</text:span><text:span text:style-name="T1">&gt;</text:span></text:p>
      <text:p text:style-name="P4">&lt;!-- Navigation --&gt;</text:p>
      <text:p text:style-name="P1"><text:span text:style-name="T1">&lt;nav</text:span> <text:span text:style-name="T2">class</text:span>=<text:span text:style-name="T3">"fixed top-0 w-full bg-white/90 backdrop-blur-md z-50 shadow-lg"</text:span><text:span text:style-name="T1">&gt;</text:span></text:p>
      <text:p text:style-name="P1"><text:span text:style-name="T1">&lt;div</text:span> <text:span text:style-name="T2">class</text:span>=<text:span text:style-name="T3">"max-w-7xl mx-auto px-4 sm:px-6 lg:px-8"</text:span><text:span text:style-name="T1">&gt;</text:span></text:p>
      <text:p text:style-name="P1"><text:span text:style-name="T1">&lt;div</text:span> <text:span text:style-name="T2">class</text:span>=<text:span text:style-name="T3">"flex justify-between items-center h-16"</text:span><text:span text:style-name="T1">&gt;</text:span></text:p>
      <text:p text:style-name="P1"><text:span text:style-name="T1">&lt;div</text:span> <text:span text:style-name="T2">class</text:span>=<text:span text:style-name="T3">"flex items-center"</text:span><text:span text:style-name="T1">&gt;</text:span></text:p>
      <text:p text:style-name="P1"><text:span text:style-name="T1">&lt;div</text:span> <text:span text:style-name="T2">class</text:span>=<text:span text:style-name="T3">"text-2xl font-bold gradient-bg bg-clip-text text-transparent"</text:span><text:span text:style-name="T1">&gt;</text:span></text:p>
      <text:p text:style-name="P1">Srisay Verse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hidden md:block"</text:span><text:span text:style-name="T1">&gt;</text:span></text:p>
      <text:p text:style-name="P1"><text:span text:style-name="T1">&lt;div</text:span> <text:span text:style-name="T2">class</text:span>=<text:span text:style-name="T3">"ml-10 flex items-baseline space-x-4"</text:span><text:span text:style-name="T1">&gt;</text:span></text:p>
      <text:p text:style-name="P1"><text:span text:style-name="T1">&lt;a</text:span> <text:span text:style-name="T2">href</text:span>=<text:span text:style-name="T3">"#hero"</text:span> <text:span text:style-name="T2">class</text:span>=<text:span text:style-name="T3">"text-gray-700 hover:text-primary px-3 py-2 rounded-md text-sm font-medium transition-colors"</text:span><text:span text:style-name="T1">&gt;</text:span>Home<text:span text:style-name="T1">&lt;/a&gt;</text:span></text:p>
      <text:p text:style-name="P1"><text:span text:style-name="T1">&lt;a</text:span> <text:span text:style-name="T2">href</text:span>=<text:span text:style-name="T3">"#portfolio"</text:span> <text:span text:style-name="T2">class</text:span>=<text:span text:style-name="T3">"text-gray-700 hover:text-primary px-3 py-2 rounded-md text-sm font-medium transition-colors"</text:span><text:span text:style-name="T1">&gt;</text:span>Portfolio<text:span text:style-name="T1">&lt;/a&gt;</text:span></text:p>
      <text:p text:style-name="P1"><text:span text:style-name="T1">&lt;a</text:span> <text:span text:style-name="T2">href</text:span>=<text:span text:style-name="T3">"#services"</text:span> <text:span text:style-name="T2">class</text:span>=<text:span text:style-name="T3">"text-gray-700 hover:text-primary px-3 py-2 rounded-md text-sm font-medium transition-colors"</text:span><text:span text:style-name="T1">&gt;</text:span>Services<text:span text:style-name="T1">&lt;/a&gt;</text:span></text:p>
      <text:p text:style-name="P1"><text:span text:style-name="T1">&lt;a</text:span> <text:span text:style-name="T2">href</text:span>=<text:span text:style-name="T3">"#contact"</text:span> <text:span text:style-name="T2">class</text:span>=<text:span text:style-name="T3">"bg-primary text-white px-4 py-2 rounded-lg hover:bg-blue-700 transition-colors"</text:span><text:span text:style-name="T1">&gt;</text:span>Get Started<text:span text:style-name="T1">&lt;/a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md:hidden"</text:span><text:span text:style-name="T1">&gt;</text:span></text:p>
      <text:p text:style-name="P1"><text:span text:style-name="T1">&lt;button</text:span> <text:span text:style-name="T2">id</text:span>=<text:span text:style-name="T3">"mobile-menu-btn"</text:span> <text:span text:style-name="T2">class</text:span>=<text:span text:style-name="T3">"text-gray-700 hover:text-primary"</text:span><text:span text:style-name="T1">&gt;</text:span></text:p>
      <text:p text:style-name="P1"><text:span text:style-name="T1">&lt;svg</text:span> <text:span text:style-name="T2">class</text:span>=<text:span text:style-name="T3">"h-6 w-6"</text:span> <text:span text:style-name="T2">fill</text:span>=<text:span text:style-name="T3">"none"</text:span> <text:span text:style-name="T2">viewBox</text:span>=<text:span text:style-name="T3">"0 0 24 24"</text:span> <text:span text:style-name="T2">stroke</text:span>=<text:span text:style-name="T3">"currentColor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4 6h16M4 12h16M4 18h16"</text:span> <text:span text:style-name="T1">/&gt;</text:span></text:p>
      <text:p text:style-name="P2">&lt;/svg&gt;</text:p>
      <text:p text:style-name="P2">&lt;/button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id</text:span>=<text:span text:style-name="T3">"mobile-menu"</text:span> <text:span text:style-name="T2">class</text:span>=<text:span text:style-name="T3">"md:hidden hidden bg-white border-t"</text:span><text:span text:style-name="T1">&gt;</text:span></text:p>
      <text:p text:style-name="P1"><text:span text:style-name="T1">&lt;div</text:span> <text:span text:style-name="T2">class</text:span>=<text:span text:style-name="T3">"px-2 pt-2 pb-3 space-y-1"</text:span><text:span text:style-name="T1">&gt;</text:span></text:p>
      <text:p text:style-name="P1"><text:span text:style-name="T1">&lt;a</text:span> <text:span text:style-name="T2">href</text:span>=<text:span text:style-name="T3">"#hero"</text:span> <text:span text:style-name="T2">class</text:span>=<text:span text:style-name="T3">"block px-3 py-2 text-gray-700 hover:text-primary"</text:span><text:span text:style-name="T1">&gt;</text:span>Home<text:span text:style-name="T1">&lt;/a&gt;</text:span></text:p>
      <text:p text:style-name="P1"><text:span text:style-name="T1">&lt;a</text:span> <text:span text:style-name="T2">href</text:span>=<text:span text:style-name="T3">"#portfolio"</text:span> <text:span text:style-name="T2">class</text:span>=<text:span text:style-name="T3">"block px-3 py-2 text-gray-700 hover:text-primary"</text:span><text:span text:style-name="T1">&gt;</text:span>Portfolio<text:span text:style-name="T1">&lt;/a&gt;</text:span></text:p>
      <text:p text:style-name="P1"><text:soft-page-break/><text:span text:style-name="T1">&lt;a</text:span> <text:span text:style-name="T2">href</text:span>=<text:span text:style-name="T3">"#services"</text:span> <text:span text:style-name="T2">class</text:span>=<text:span text:style-name="T3">"block px-3 py-2 text-gray-700 hover:text-primary"</text:span><text:span text:style-name="T1">&gt;</text:span>Services<text:span text:style-name="T1">&lt;/a&gt;</text:span></text:p>
      <text:p text:style-name="P1"><text:span text:style-name="T1">&lt;a</text:span> <text:span text:style-name="T2">href</text:span>=<text:span text:style-name="T3">"#contact"</text:span> <text:span text:style-name="T2">class</text:span>=<text:span text:style-name="T3">"block px-3 py-2 bg-primary text-white rounded-lg mx-3"</text:span><text:span text:style-name="T1">&gt;</text:span>Get Started<text:span text:style-name="T1">&lt;/a&gt;</text:span></text:p>
      <text:p text:style-name="P2">&lt;/div&gt;</text:p>
      <text:p text:style-name="P2">&lt;/div&gt;</text:p>
      <text:p text:style-name="P2">&lt;/nav&gt;</text:p>
      <text:p text:style-name="P5"/>
      <text:p text:style-name="P4">&lt;!-- Hero Section --&gt;</text:p>
      <text:p text:style-name="P1"><text:span text:style-name="T1">&lt;section</text:span> <text:span text:style-name="T2">id</text:span>=<text:span text:style-name="T3">"hero"</text:span> <text:span text:style-name="T2">class</text:span>=<text:span text:style-name="T3">"gradient-bg min-h-screen flex items-center justify-center text-white relative overflow-hidden"</text:span><text:span text:style-name="T1">&gt;</text:span></text:p>
      <text:p text:style-name="P1"><text:span text:style-name="T1">&lt;div</text:span> <text:span text:style-name="T2">class</text:span>=<text:span text:style-name="T3">"absolute inset-0 bg-black/20"</text:span><text:span text:style-name="T1">&gt;&lt;/div&gt;</text:span></text:p>
      <text:p text:style-name="P1"><text:span text:style-name="T1">&lt;div</text:span> <text:span text:style-name="T2">class</text:span>=<text:span text:style-name="T3">"relative z-10 text-center px-4 sm:px-6 lg:px-8 max-w-4xl mx-auto"</text:span><text:span text:style-name="T1">&gt;</text:span></text:p>
      <text:p text:style-name="P1"><text:span text:style-name="T1">&lt;h1</text:span> <text:span text:style-name="T2">class</text:span>=<text:span text:style-name="T3">"text-4xl md:text-6xl font-bold mb-6 animate-fade-in-up"</text:span><text:span text:style-name="T1">&gt;</text:span></text:p>
      <text:p text:style-name="P1">Transform Your Brand with </text:p>
      <text:p text:style-name="P1"><text:span text:style-name="T1">&lt;span</text:span> <text:span text:style-name="T2">class</text:span>=<text:span text:style-name="T3">"text-secondary"</text:span><text:span text:style-name="T1">&gt;</text:span>Professional Design<text:span text:style-name="T1">&lt;/span&gt;</text:span></text:p>
      <text:p text:style-name="P2">&lt;/h1&gt;</text:p>
      <text:p text:style-name="P1"><text:span text:style-name="T1">&lt;p</text:span> <text:span text:style-name="T2">class</text:span>=<text:span text:style-name="T3">"text-xl md:text-2xl mb-8 opacity-90 animate-fade-in-up"</text:span> <text:span text:style-name="T2">style</text:span>=<text:span text:style-name="T3">"animation-delay: 0.2s;"</text:span><text:span text:style-name="T1">&gt;</text:span></text:p>
      <text:p text:style-name="P1">This showcase demonstrates how Srisay Verse can elevate Neelkanth Enterprises' brand with stunning visuals and modern design</text:p>
      <text:p text:style-name="P2">&lt;/p&gt;</text:p>
      <text:p text:style-name="P1"><text:span text:style-name="T1">&lt;div</text:span> <text:span text:style-name="T2">class</text:span>=<text:span text:style-name="T3">"flex flex-col sm:flex-row gap-4 justify-center animate-fade-in-up"</text:span> <text:span text:style-name="T2">style</text:span>=<text:span text:style-name="T3">"animation-delay: 0.4s;"</text:span><text:span text:style-name="T1">&gt;</text:span></text:p>
      <text:p text:style-name="P1"><text:span text:style-name="T1">&lt;a</text:span> <text:span text:style-name="T2">href</text:span>=<text:span text:style-name="T3">"#portfolio"</text:span> <text:span text:style-name="T2">class</text:span>=<text:span text:style-name="T3">"bg-secondary text-black px-8 py-4 rounded-lg font-semibold hover:bg-yellow-400 transition-all transform hover:scale-105"</text:span><text:span text:style-name="T1">&gt;</text:span></text:p>
      <text:p text:style-name="P1">View Our Work</text:p>
      <text:p text:style-name="P2">&lt;/a&gt;</text:p>
      <text:p text:style-name="P1"><text:span text:style-name="T1">&lt;a</text:span> <text:span text:style-name="T2">href</text:span>=<text:span text:style-name="T3">"#contact"</text:span> <text:span text:style-name="T2">class</text:span>=<text:span text:style-name="T3">"border-2 border-white text-white px-8 py-4 rounded-lg font-semibold hover:bg-white hover:text-gray-900 transition-all"</text:span><text:span text:style-name="T1">&gt;</text:span></text:p>
      <text:p text:style-name="P1">Start Your Project</text:p>
      <text:p text:style-name="P2">&lt;/a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absolute bottom-10 left-1/2 transform -translate-x-1/2 animate-bounce-slow"</text:span><text:span text:style-name="T1">&gt;</text:span></text:p>
      <text:p text:style-name="P1"><text:span text:style-name="T1">&lt;svg</text:span> <text:span text:style-name="T2">class</text:span>=<text:span text:style-name="T3">"w-6 h-6 text-white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9 14l-7 7m0 0l-7-7m7 7V3"</text:span><text:span text:style-name="T1">&gt;&lt;/path&gt;</text:span></text:p>
      <text:p text:style-name="P2">&lt;/svg&gt;</text:p>
      <text:p text:style-name="P2">&lt;/div&gt;</text:p>
      <text:p text:style-name="P2">&lt;/section&gt;</text:p>
      <text:p text:style-name="P5"/>
      <text:p text:style-name="P4">&lt;!-- Portfolio Section --&gt;</text:p>
      <text:p text:style-name="P1"><text:span text:style-name="T1">&lt;section</text:span> <text:span text:style-name="T2">id</text:span>=<text:span text:style-name="T3">"portfolio"</text:span> <text:span text:style-name="T2">class</text:span>=<text:span text:style-name="T3">"py-20 bg-white"</text:span><text:span text:style-name="T1">&gt;</text:span></text:p>
      <text:p text:style-name="P1"><text:span text:style-name="T1">&lt;div</text:span> <text:span text:style-name="T2">class</text:span>=<text:span text:style-name="T3">"max-w-7xl mx-auto px-4 sm:px-6 lg:px-8"</text:span><text:span text:style-name="T1">&gt;</text:span></text:p>
      <text:p text:style-name="P1"><text:span text:style-name="T1">&lt;div</text:span> <text:span text:style-name="T2">class</text:span>=<text:span text:style-name="T3">"text-center mb-16"</text:span><text:span text:style-name="T1">&gt;</text:span></text:p>
      <text:p text:style-name="P1"><text:span text:style-name="T1">&lt;h2</text:span> <text:span text:style-name="T2">class</text:span>=<text:span text:style-name="T3">"text-4xl md:text-5xl font-bold text-gray-900 mb-4"</text:span><text:span text:style-name="T1">&gt;</text:span></text:p>
      <text:p text:style-name="P1">Neelkanth Enterprises Portfolio</text:p>
      <text:p text:style-name="P2"><text:soft-page-break/>&lt;/h2&gt;</text:p>
      <text:p text:style-name="P1"><text:span text:style-name="T1">&lt;p</text:span> <text:span text:style-name="T2">class</text:span>=<text:span text:style-name="T3">"text-xl text-gray-600 max-w-3xl mx-auto"</text:span><text:span text:style-name="T1">&gt;</text:span></text:p>
      <text:p text:style-name="P1">Sample designs created by Srisay Verse to showcase our capabilities for Neelkanth Enterprises</text:p>
      <text:p text:style-name="P2">&lt;/p&gt;</text:p>
      <text:p text:style-name="P2">&lt;/div&gt;</text:p>
      <text:p text:style-name="P5"/>
      <text:p text:style-name="P1"><text:span text:style-name="T1">&lt;div</text:span> <text:span text:style-name="T2">class</text:span>=<text:span text:style-name="T3">"grid grid-cols-1 md:grid-cols-2 lg:grid-cols-3 gap-8"</text:span><text:span text:style-name="T1">&gt;</text:span></text:p>
      <text:p text:style-name="P4">&lt;!-- Logo Design --&gt;</text:p>
      <text:p text:style-name="P1"><text:span text:style-name="T1">&lt;div</text:span> <text:span text:style-name="T2">class</text:span>=<text:span text:style-name="T3">"card-hover bg-white rounded-2xl shadow-lg overflow-hidden"</text:span><text:span text:style-name="T1">&gt;</text:span></text:p>
      <text:p text:style-name="P1"><text:span text:style-name="T1">&lt;div</text:span> <text:span text:style-name="T2">class</text:span>=<text:span text:style-name="T3">"h-64 bg-gradient-to-br from-blue-500 to-purple-600 flex items-center justify-center"</text:span><text:span text:style-name="T1">&gt;</text:span></text:p>
      <text:p text:style-name="P1"><text:span text:style-name="T1">&lt;div</text:span> <text:span text:style-name="T2">class</text:span>=<text:span text:style-name="T3">"text-white text-center"</text:span><text:span text:style-name="T1">&gt;</text:span></text:p>
      <text:p text:style-name="P1"><text:span text:style-name="T1">&lt;svg</text:span> <text:span text:style-name="T2">class</text:span>=<text:span text:style-name="T3">"w-16 h-16 mx-auto mb-4"</text:span> <text:span text:style-name="T2">fill</text:span>=<text:span text:style-name="T3">"currentColor"</text:span> <text:span text:style-name="T2">viewBox</text:span>=<text:span text:style-name="T3">"0 0 20 20"</text:span><text:span text:style-name="T1">&gt;</text:span></text:p>
      <text:p text:style-name="P1"><text:span text:style-name="T1">&lt;path</text:span> <text:span text:style-name="T2">d</text:span>=<text:span text:style-name="T3">"M9 12l2 2 4-4m6 2a9 9 0 11-18 0 9 9 0 0118 0z"</text:span><text:span text:style-name="T1">/&gt;</text:span></text:p>
      <text:p text:style-name="P2">&lt;/svg&gt;</text:p>
      <text:p text:style-name="P1"><text:span text:style-name="T1">&lt;h3</text:span> <text:span text:style-name="T2">class</text:span>=<text:span text:style-name="T3">"text-2xl font-bold"</text:span><text:span text:style-name="T1">&gt;</text:span>NEELKANTH<text:span text:style-name="T1">&lt;/h3&gt;</text:span></text:p>
      <text:p text:style-name="P1"><text:span text:style-name="T1">&lt;p</text:span> <text:span text:style-name="T2">class</text:span>=<text:span text:style-name="T3">"text-sm opacity-90"</text:span><text:span text:style-name="T1">&gt;</text:span>ENTERPRISES<text:span text:style-name="T1">&lt;/p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-6"</text:span><text:span text:style-name="T1">&gt;</text:span></text:p>
      <text:p text:style-name="P1"><text:span text:style-name="T1">&lt;h3</text:span> <text:span text:style-name="T2">class</text:span>=<text:span text:style-name="T3">"text-xl font-bold text-gray-900 mb-2"</text:span><text:span text:style-name="T1">&gt;</text:span>Professional Logo Design<text:span text:style-name="T1">&lt;/h3&gt;</text:span></text:p>
      <text:p text:style-name="P1"><text:span text:style-name="T1">&lt;p</text:span> <text:span text:style-name="T2">class</text:span>=<text:span text:style-name="T3">"text-gray-600 mb-4"</text:span><text:span text:style-name="T1">&gt;</text:span>Modern, memorable logo that represents Neelkanth Enterprises' values and vision<text:span text:style-name="T1">&lt;/p&gt;</text:span></text:p>
      <text:p text:style-name="P1"><text:span text:style-name="T1">&lt;a</text:span> <text:span text:style-name="T2">href</text:span>=<text:span text:style-name="T3">"https://www.canva.com/design/DAGvDhuPLj0/xJlYMUvOIhAH2UTY10xcMw/view?utm_content=DAGvDhuPLj0&amp;utm_campaign=designshare&amp;utm_medium=link2&amp;utm_source=uniquelinks&amp;utlId=h58c27067ad"</text:span> </text:p>
      <text:p text:style-name="P1"><text:span text:style-name="T2">target</text:span>=<text:span text:style-name="T3">"_blank"</text:span> </text:p>
      <text:p text:style-name="P1"><text:span text:style-name="T2">class</text:span>=<text:span text:style-name="T3">"inline-flex items-center text-primary hover:text-blue-700 font-semibold"</text:span><text:span text:style-name="T1">&gt;</text:span></text:p>
      <text:p text:style-name="P1">View Design</text:p>
      <text:p text:style-name="P1"><text:span text:style-name="T1">&lt;svg</text:span> <text:span text:style-name="T2">class</text:span>=<text:span text:style-name="T3">"w-4 h-4 ml-2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0 6H6a2 2 0 00-2 2v10a2 2 0 002 2h10a2 2 0 002-2v-4M14 4h6m0 0v6m0-6L10 14"</text:span><text:span text:style-name="T1">&gt;&lt;/path&gt;</text:span></text:p>
      <text:p text:style-name="P2">&lt;/svg&gt;</text:p>
      <text:p text:style-name="P2">&lt;/a&gt;</text:p>
      <text:p text:style-name="P2">&lt;/div&gt;</text:p>
      <text:p text:style-name="P2">&lt;/div&gt;</text:p>
      <text:p text:style-name="P5"/>
      <text:p text:style-name="P4">&lt;!-- Business Card --&gt;</text:p>
      <text:p text:style-name="P1"><text:span text:style-name="T1">&lt;div</text:span> <text:span text:style-name="T2">class</text:span>=<text:span text:style-name="T3">"card-hover bg-white rounded-2xl shadow-lg overflow-hidden"</text:span><text:span text:style-name="T1">&gt;</text:span></text:p>
      <text:p text:style-name="P1"><text:span text:style-name="T1">&lt;div</text:span> <text:span text:style-name="T2">class</text:span>=<text:span text:style-name="T3">"h-64 bg-gradient-to-br from-green-500 to-blue-600 flex items-center justify-center p-8"</text:span><text:span text:style-name="T1">&gt;</text:span></text:p>
      <text:p text:style-name="P1"><text:span text:style-name="T1">&lt;div</text:span> <text:span text:style-name="T2">class</text:span>=<text:span text:style-name="T3">"bg-white rounded-lg p-4 w-full max-w-xs shadow-xl transform rotate-3 hover:rotate-0 transition-transform"</text:span><text:span text:style-name="T1">&gt;</text:span></text:p>
      <text:p text:style-name="P1"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div</text:span> <text:span text:style-name="T2">class</text:span>=<text:span text:style-name="T3">"w-8 h-8 bg-blue-600 rounded-full mx-auto mb-2"</text:span><text:span text:style-name="T1">&gt;&lt;/div&gt;</text:span></text:p>
      <text:p text:style-name="P1"><text:span text:style-name="T1">&lt;h4</text:span> <text:span text:style-name="T2">class</text:span>=<text:span text:style-name="T3">"font-bold text-sm text-gray-900"</text:span><text:span text:style-name="T1">&gt;</text:span>NEELKANTH<text:span text:style-name="T1">&lt;/h4&gt;</text:span></text:p>
      <text:p text:style-name="P1"><text:soft-page-break/><text:span text:style-name="T1">&lt;p</text:span> <text:span text:style-name="T2">class</text:span>=<text:span text:style-name="T3">"text-xs text-gray-600"</text:span><text:span text:style-name="T1">&gt;</text:span>ENTERPRISES<text:span text:style-name="T1">&lt;/p&gt;</text:span></text:p>
      <text:p text:style-name="P1"><text:span text:style-name="T1">&lt;div</text:span> <text:span text:style-name="T2">class</text:span>=<text:span text:style-name="T3">"mt-2 text-xs text-gray-500"</text:span><text:span text:style-name="T1">&gt;</text:span></text:p>
      <text:p text:style-name="P1"><text:span text:style-name="T1">&lt;p&gt;</text:span>📧 info@neelkanth.com<text:span text:style-name="T1">&lt;/p&gt;</text:span></text:p>
      <text:p text:style-name="P1"><text:span text:style-name="T1">&lt;p&gt;</text:span>📱 +91 XXXXX XXXXX<text:span text:style-name="T1">&lt;/p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-6"</text:span><text:span text:style-name="T1">&gt;</text:span></text:p>
      <text:p text:style-name="P1"><text:span text:style-name="T1">&lt;h3</text:span> <text:span text:style-name="T2">class</text:span>=<text:span text:style-name="T3">"text-xl font-bold text-gray-900 mb-2"</text:span><text:span text:style-name="T1">&gt;</text:span>Business Card Design<text:span text:style-name="T1">&lt;/h3&gt;</text:span></text:p>
      <text:p text:style-name="P1"><text:span text:style-name="T1">&lt;p</text:span> <text:span text:style-name="T2">class</text:span>=<text:span text:style-name="T3">"text-gray-600 mb-4"</text:span><text:span text:style-name="T1">&gt;</text:span>Professional business cards that make a lasting first impression<text:span text:style-name="T1">&lt;/p&gt;</text:span></text:p>
      <text:p text:style-name="P1"><text:span text:style-name="T1">&lt;a</text:span> <text:span text:style-name="T2">href</text:span>=<text:span text:style-name="T3">"https://www.canva.com/design/DAGvCHYnl1A/HpH4otBI4nw3yj7enPALcQ/view?utm_content=DAGvCHYnl1A&amp;utm_campaign=designshare&amp;utm_medium=link2&amp;utm_source=uniquelinks&amp;utlId=hbe8a6a5123"</text:span> </text:p>
      <text:p text:style-name="P1"><text:span text:style-name="T2">target</text:span>=<text:span text:style-name="T3">"_blank"</text:span> </text:p>
      <text:p text:style-name="P1"><text:span text:style-name="T2">class</text:span>=<text:span text:style-name="T3">"inline-flex items-center text-primary hover:text-blue-700 font-semibold"</text:span><text:span text:style-name="T1">&gt;</text:span></text:p>
      <text:p text:style-name="P1">View Design</text:p>
      <text:p text:style-name="P1"><text:span text:style-name="T1">&lt;svg</text:span> <text:span text:style-name="T2">class</text:span>=<text:span text:style-name="T3">"w-4 h-4 ml-2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0 6H6a2 2 0 00-2 2v10a2 2 0 002 2h10a2 2 0 002-2v-4M14 4h6m0 0v6m0-6L10 14"</text:span><text:span text:style-name="T1">&gt;&lt;/path&gt;</text:span></text:p>
      <text:p text:style-name="P2">&lt;/svg&gt;</text:p>
      <text:p text:style-name="P2">&lt;/a&gt;</text:p>
      <text:p text:style-name="P2">&lt;/div&gt;</text:p>
      <text:p text:style-name="P2">&lt;/div&gt;</text:p>
      <text:p text:style-name="P5"/>
      <text:p text:style-name="P4">&lt;!-- Business Flyer --&gt;</text:p>
      <text:p text:style-name="P1"><text:span text:style-name="T1">&lt;div</text:span> <text:span text:style-name="T2">class</text:span>=<text:span text:style-name="T3">"card-hover bg-white rounded-2xl shadow-lg overflow-hidden"</text:span><text:span text:style-name="T1">&gt;</text:span></text:p>
      <text:p text:style-name="P1"><text:span text:style-name="T1">&lt;div</text:span> <text:span text:style-name="T2">class</text:span>=<text:span text:style-name="T3">"h-64 bg-gradient-to-br from-yellow-500 to-red-600 flex items-center justify-center p-8"</text:span><text:span text:style-name="T1">&gt;</text:span></text:p>
      <text:p text:style-name="P1"><text:span text:style-name="T1">&lt;div</text:span> <text:span text:style-name="T2">class</text:span>=<text:span text:style-name="T3">"bg-white rounded-lg p-4 w-full max-w-xs shadow-xl"</text:span><text:span text:style-name="T1">&gt;</text:span></text:p>
      <text:p text:style-name="P1"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div</text:span> <text:span text:style-name="T2">class</text:span>=<text:span text:style-name="T3">"w-12 h-12 bg-yellow-500 rounded-full mx-auto mb-3 flex items-center justify-center"</text:span><text:span text:style-name="T1">&gt;</text:span></text:p>
      <text:p text:style-name="P1"><text:span text:style-name="T1">&lt;span</text:span> <text:span text:style-name="T2">class</text:span>=<text:span text:style-name="T3">"text-white font-bold"</text:span><text:span text:style-name="T1">&gt;</text:span>N<text:span text:style-name="T1">&lt;/span&gt;</text:span></text:p>
      <text:p text:style-name="P2">&lt;/div&gt;</text:p>
      <text:p text:style-name="P1"><text:span text:style-name="T1">&lt;h4</text:span> <text:span text:style-name="T2">class</text:span>=<text:span text:style-name="T3">"font-bold text-lg text-gray-900 mb-2"</text:span><text:span text:style-name="T1">&gt;</text:span>Special Offer!<text:span text:style-name="T1">&lt;/h4&gt;</text:span></text:p>
      <text:p text:style-name="P1"><text:span text:style-name="T1">&lt;p</text:span> <text:span text:style-name="T2">class</text:span>=<text:span text:style-name="T3">"text-sm text-gray-600 mb-3"</text:span><text:span text:style-name="T1">&gt;</text:span>Premium Solar Solutions<text:span text:style-name="T1">&lt;/p&gt;</text:span></text:p>
      <text:p text:style-name="P1"><text:span text:style-name="T1">&lt;div</text:span> <text:span text:style-name="T2">class</text:span>=<text:span text:style-name="T3">"bg-yellow-100 rounded-lg p-2"</text:span><text:span text:style-name="T1">&gt;</text:span></text:p>
      <text:p text:style-name="P1"><text:span text:style-name="T1">&lt;p</text:span> <text:span text:style-name="T2">class</text:span>=<text:span text:style-name="T3">"text-xs font-semibold text-yellow-800"</text:span><text:span text:style-name="T1">&gt;</text:span>50% OFF Installation<text:span text:style-name="T1">&lt;/p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-6"</text:span><text:span text:style-name="T1">&gt;</text:span></text:p>
      <text:p text:style-name="P1"><text:span text:style-name="T1">&lt;h3</text:span> <text:span text:style-name="T2">class</text:span>=<text:span text:style-name="T3">"text-xl font-bold text-gray-900 mb-2"</text:span><text:span text:style-name="T1">&gt;</text:span>Marketing Flyer<text:span text:style-name="T1">&lt;/h3&gt;</text:span></text:p>
      <text:p text:style-name="P1"><text:soft-page-break/><text:span text:style-name="T1">&lt;p</text:span> <text:span text:style-name="T2">class</text:span>=<text:span text:style-name="T3">"text-gray-600 mb-4"</text:span><text:span text:style-name="T1">&gt;</text:span>Eye-catching promotional materials that drive customer engagement<text:span text:style-name="T1">&lt;/p&gt;</text:span></text:p>
      <text:p text:style-name="P1"><text:span text:style-name="T1">&lt;a</text:span> <text:span text:style-name="T2">href</text:span>=<text:span text:style-name="T3">"https://www.canva.com/design/DAGvDiURTCY/As29AwcE92FCzH9WikMkCQ/view?utm_content=DAGvDiURTCY&amp;utm_campaign=designshare&amp;utm_medium=link2&amp;utm_source=uniquelinks&amp;utlId=h6819341666"</text:span> </text:p>
      <text:p text:style-name="P1"><text:span text:style-name="T2">target</text:span>=<text:span text:style-name="T3">"_blank"</text:span> </text:p>
      <text:p text:style-name="P1"><text:span text:style-name="T2">class</text:span>=<text:span text:style-name="T3">"inline-flex items-center text-primary hover:text-blue-700 font-semibold"</text:span><text:span text:style-name="T1">&gt;</text:span></text:p>
      <text:p text:style-name="P1">View Design</text:p>
      <text:p text:style-name="P1"><text:span text:style-name="T1">&lt;svg</text:span> <text:span text:style-name="T2">class</text:span>=<text:span text:style-name="T3">"w-4 h-4 ml-2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0 6H6a2 2 0 00-2 2v10a2 2 0 002 2h10a2 2 0 002-2v-4M14 4h6m0 0v6m0-6L10 14"</text:span><text:span text:style-name="T1">&gt;&lt;/path&gt;</text:span></text:p>
      <text:p text:style-name="P2">&lt;/svg&gt;</text:p>
      <text:p text:style-name="P2">&lt;/a&gt;</text:p>
      <text:p text:style-name="P2">&lt;/div&gt;</text:p>
      <text:p text:style-name="P2">&lt;/div&gt;</text:p>
      <text:p text:style-name="P5"/>
      <text:p text:style-name="P4">&lt;!-- Ad Reel --&gt;</text:p>
      <text:p text:style-name="P1"><text:span text:style-name="T1">&lt;div</text:span> <text:span text:style-name="T2">class</text:span>=<text:span text:style-name="T3">"card-hover bg-white rounded-2xl shadow-lg overflow-hidden md:col-span-2 lg:col-span-1"</text:span><text:span text:style-name="T1">&gt;</text:span></text:p>
      <text:p text:style-name="P1"><text:span text:style-name="T1">&lt;div</text:span> <text:span text:style-name="T2">class</text:span>=<text:span text:style-name="T3">"h-64 bg-gradient-to-br from-purple-500 to-pink-600 flex items-center justify-center"</text:span><text:span text:style-name="T1">&gt;</text:span></text:p>
      <text:p text:style-name="P1"><text:span text:style-name="T1">&lt;div</text:span> <text:span text:style-name="T2">class</text:span>=<text:span text:style-name="T3">"text-white text-center"</text:span><text:span text:style-name="T1">&gt;</text:span></text:p>
      <text:p text:style-name="P1"><text:span text:style-name="T1">&lt;div</text:span> <text:span text:style-name="T2">class</text:span>=<text:span text:style-name="T3">"w-20 h-20 bg-white/20 rounded-full flex items-center justify-center mx-auto mb-4"</text:span><text:span text:style-name="T1">&gt;</text:span></text:p>
      <text:p text:style-name="P1"><text:span text:style-name="T1">&lt;svg</text:span> <text:span text:style-name="T2">class</text:span>=<text:span text:style-name="T3">"w-10 h-10"</text:span> <text:span text:style-name="T2">fill</text:span>=<text:span text:style-name="T3">"currentColor"</text:span> <text:span text:style-name="T2">viewBox</text:span>=<text:span text:style-name="T3">"0 0 20 20"</text:span><text:span text:style-name="T1">&gt;</text:span></text:p>
      <text:p text:style-name="P1"><text:span text:style-name="T1">&lt;path</text:span> <text:span text:style-name="T2">fill-rule</text:span>=<text:span text:style-name="T3">"evenodd"</text:span> <text:span text:style-name="T2">d</text:span>=<text:span text:style-name="T3">"M10 18a8 8 0 100-16 8 8 0 000 16zM9.555 7.168A1 1 0 008 8v4a1 1 0 001.555.832l3-2a1 1 0 000-1.664l-3-2z"</text:span> <text:span text:style-name="T2">clip-rule</text:span>=<text:span text:style-name="T3">"evenodd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"</text:span><text:span text:style-name="T1">&gt;</text:span>Video Advertisement<text:span text:style-name="T1">&lt;/h3&gt;</text:span></text:p>
      <text:p text:style-name="P1"><text:span text:style-name="T1">&lt;p</text:span> <text:span text:style-name="T2">class</text:span>=<text:span text:style-name="T3">"text-sm opacity-90"</text:span><text:span text:style-name="T1">&gt;</text:span>Engaging social media content<text:span text:style-name="T1">&lt;/p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-6"</text:span><text:span text:style-name="T1">&gt;</text:span></text:p>
      <text:p text:style-name="P1"><text:span text:style-name="T1">&lt;h3</text:span> <text:span text:style-name="T2">class</text:span>=<text:span text:style-name="T3">"text-xl font-bold text-gray-900 mb-2"</text:span><text:span text:style-name="T1">&gt;</text:span>Social Media Reel<text:span text:style-name="T1">&lt;/h3&gt;</text:span></text:p>
      <text:p text:style-name="P1"><text:span text:style-name="T1">&lt;p</text:span> <text:span text:style-name="T2">class</text:span>=<text:span text:style-name="T3">"text-gray-600 mb-4"</text:span><text:span text:style-name="T1">&gt;</text:span>Dynamic video content that boosts brand visibility and engagement<text:span text:style-name="T1">&lt;/p&gt;</text:span></text:p>
      <text:p text:style-name="P1"><text:span text:style-name="T1">&lt;a</text:span> <text:span text:style-name="T2">href</text:span>=<text:span text:style-name="T3">"https://www.canva.com/design/DAGu_sql6WM/UTpQuqY2Qv3IzvZEx0naQQ/watch?utm_content=DAGu_sql6WM&amp;utm_campaign=designshare&amp;utm_medium=link2&amp;utm_source=uniquelinks&amp;utlId=hea73a2e0d3"</text:span> </text:p>
      <text:p text:style-name="P1"><text:span text:style-name="T2">target</text:span>=<text:span text:style-name="T3">"_blank"</text:span> </text:p>
      <text:p text:style-name="P1"><text:span text:style-name="T2">class</text:span>=<text:span text:style-name="T3">"inline-flex items-center text-primary hover:text-blue-700 font-semibold"</text:span><text:span text:style-name="T1">&gt;</text:span></text:p>
      <text:p text:style-name="P1">Watch Reel</text:p>
      <text:p text:style-name="P1"><text:span text:style-name="T1">&lt;svg</text:span> <text:span text:style-name="T2">class</text:span>=<text:span text:style-name="T3">"w-4 h-4 ml-2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0 6H6a2 2 0 00-2 2v10a2 2 0 002 2h10a2 2 0 002-2v-4M14 4h6m0 0v6m0-6L10 14"</text:span><text:span text:style-name="T1">&gt;&lt;/path&gt;</text:span></text:p>
      <text:p text:style-name="P2">&lt;/svg&gt;</text:p>
      <text:p text:style-name="P2"><text:soft-page-break/>&lt;/a&gt;</text:p>
      <text:p text:style-name="P2">&lt;/div&gt;</text:p>
      <text:p text:style-name="P2">&lt;/div&gt;</text:p>
      <text:p text:style-name="P5"/>
      <text:p text:style-name="P4">&lt;!-- Website --&gt;</text:p>
      <text:p text:style-name="P1"><text:span text:style-name="T1">&lt;div</text:span> <text:span text:style-name="T2">class</text:span>=<text:span text:style-name="T3">"card-hover bg-white rounded-2xl shadow-lg overflow-hidden md:col-span-2"</text:span><text:span text:style-name="T1">&gt;</text:span></text:p>
      <text:p text:style-name="P1"><text:span text:style-name="T1">&lt;div</text:span> <text:span text:style-name="T2">class</text:span>=<text:span text:style-name="T3">"h-64 bg-gradient-to-br from-indigo-500 to-cyan-600 flex items-center justify-center p-8"</text:span><text:span text:style-name="T1">&gt;</text:span></text:p>
      <text:p text:style-name="P1"><text:span text:style-name="T1">&lt;div</text:span> <text:span text:style-name="T2">class</text:span>=<text:span text:style-name="T3">"bg-white rounded-lg p-4 w-full max-w-md shadow-xl"</text:span><text:span text:style-name="T1">&gt;</text:span></text:p>
      <text:p text:style-name="P1"><text:span text:style-name="T1">&lt;div</text:span> <text:span text:style-name="T2">class</text:span>=<text:span text:style-name="T3">"flex items-center justify-between mb-3"</text:span><text:span text:style-name="T1">&gt;</text:span></text:p>
      <text:p text:style-name="P1"><text:span text:style-name="T1">&lt;div</text:span> <text:span text:style-name="T2">class</text:span>=<text:span text:style-name="T3">"flex space-x-1"</text:span><text:span text:style-name="T1">&gt;</text:span></text:p>
      <text:p text:style-name="P1"><text:span text:style-name="T1">&lt;div</text:span> <text:span text:style-name="T2">class</text:span>=<text:span text:style-name="T3">"w-3 h-3 bg-red-500 rounded-full"</text:span><text:span text:style-name="T1">&gt;&lt;/div&gt;</text:span></text:p>
      <text:p text:style-name="P1"><text:span text:style-name="T1">&lt;div</text:span> <text:span text:style-name="T2">class</text:span>=<text:span text:style-name="T3">"w-3 h-3 bg-yellow-500 rounded-full"</text:span><text:span text:style-name="T1">&gt;&lt;/div&gt;</text:span></text:p>
      <text:p text:style-name="P1"><text:span text:style-name="T1">&lt;div</text:span> <text:span text:style-name="T2">class</text:span>=<text:span text:style-name="T3">"w-3 h-3 bg-green-500 rounded-full"</text:span><text:span text:style-name="T1">&gt;&lt;/div&gt;</text:span></text:p>
      <text:p text:style-name="P2">&lt;/div&gt;</text:p>
      <text:p text:style-name="P1"><text:span text:style-name="T1">&lt;div</text:span> <text:span text:style-name="T2">class</text:span>=<text:span text:style-name="T3">"text-xs text-gray-500"</text:span><text:span text:style-name="T1">&gt;</text:span>neelkanth-solar.com<text:span text:style-name="T1">&lt;/div&gt;</text:span></text:p>
      <text:p text:style-name="P2">&lt;/div&gt;</text:p>
      <text:p text:style-name="P1"><text:span text:style-name="T1">&lt;div</text:span> <text:span text:style-name="T2">class</text:span>=<text:span text:style-name="T3">"space-y-2"</text:span><text:span text:style-name="T1">&gt;</text:span></text:p>
      <text:p text:style-name="P1"><text:span text:style-name="T1">&lt;div</text:span> <text:span text:style-name="T2">class</text:span>=<text:span text:style-name="T3">"h-4 bg-blue-200 rounded w-3/4"</text:span><text:span text:style-name="T1">&gt;&lt;/div&gt;</text:span></text:p>
      <text:p text:style-name="P1"><text:span text:style-name="T1">&lt;div</text:span> <text:span text:style-name="T2">class</text:span>=<text:span text:style-name="T3">"h-3 bg-gray-200 rounded w-full"</text:span><text:span text:style-name="T1">&gt;&lt;/div&gt;</text:span></text:p>
      <text:p text:style-name="P1"><text:span text:style-name="T1">&lt;div</text:span> <text:span text:style-name="T2">class</text:span>=<text:span text:style-name="T3">"h-3 bg-gray-200 rounded w-2/3"</text:span><text:span text:style-name="T1">&gt;&lt;/div&gt;</text:span></text:p>
      <text:p text:style-name="P1"><text:span text:style-name="T1">&lt;div</text:span> <text:span text:style-name="T2">class</text:span>=<text:span text:style-name="T3">"flex space-x-2 mt-3"</text:span><text:span text:style-name="T1">&gt;</text:span></text:p>
      <text:p text:style-name="P1"><text:span text:style-name="T1">&lt;div</text:span> <text:span text:style-name="T2">class</text:span>=<text:span text:style-name="T3">"h-8 bg-blue-500 rounded w-20 flex items-center justify-center"</text:span><text:span text:style-name="T1">&gt;</text:span></text:p>
      <text:p text:style-name="P1"><text:span text:style-name="T1">&lt;span</text:span> <text:span text:style-name="T2">class</text:span>=<text:span text:style-name="T3">"text-white text-xs"</text:span><text:span text:style-name="T1">&gt;</text:span>CTA<text:span text:style-name="T1">&lt;/span&gt;</text:span></text:p>
      <text:p text:style-name="P2">&lt;/div&gt;</text:p>
      <text:p text:style-name="P1"><text:span text:style-name="T1">&lt;div</text:span> <text:span text:style-name="T2">class</text:span>=<text:span text:style-name="T3">"h-8 bg-gray-200 rounded w-16"</text:span><text:span text:style-name="T1">&gt;&lt;/div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-6"</text:span><text:span text:style-name="T1">&gt;</text:span></text:p>
      <text:p text:style-name="P1"><text:span text:style-name="T1">&lt;h3</text:span> <text:span text:style-name="T2">class</text:span>=<text:span text:style-name="T3">"text-xl font-bold text-gray-900 mb-2"</text:span><text:span text:style-name="T1">&gt;</text:span>Professional Website<text:span text:style-name="T1">&lt;/h3&gt;</text:span></text:p>
      <text:p text:style-name="P1"><text:span text:style-name="T1">&lt;p</text:span> <text:span text:style-name="T2">class</text:span>=<text:span text:style-name="T3">"text-gray-600 mb-4"</text:span><text:span text:style-name="T1">&gt;</text:span>Modern, responsive website that converts visitors into customers<text:span text:style-name="T1">&lt;/p&gt;</text:span></text:p>
      <text:p text:style-name="P1"><text:span text:style-name="T1">&lt;a</text:span> <text:span text:style-name="T2">href</text:span>=<text:span text:style-name="T3">"https://neelkanth-solar-sample.vercel.app/"</text:span> </text:p>
      <text:p text:style-name="P1"><text:span text:style-name="T2">target</text:span>=<text:span text:style-name="T3">"_blank"</text:span> </text:p>
      <text:p text:style-name="P1"><text:span text:style-name="T2">class</text:span>=<text:span text:style-name="T3">"inline-flex items-center text-primary hover:text-blue-700 font-semibold"</text:span><text:span text:style-name="T1">&gt;</text:span></text:p>
      <text:p text:style-name="P1">Visit Website</text:p>
      <text:p text:style-name="P1"><text:span text:style-name="T1">&lt;svg</text:span> <text:span text:style-name="T2">class</text:span>=<text:span text:style-name="T3">"w-4 h-4 ml-2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0 6H6a2 2 0 00-2 2v10a2 2 0 002 2h10a2 2 0 002-2v-4M14 4h6m0 0v6m0-6L10 14"</text:span><text:span text:style-name="T1">&gt;&lt;/path&gt;</text:span></text:p>
      <text:p text:style-name="P2">&lt;/svg&gt;</text:p>
      <text:p text:style-name="P2">&lt;/a&gt;</text:p>
      <text:p text:style-name="P2">&lt;/div&gt;</text:p>
      <text:p text:style-name="P2">&lt;/div&gt;</text:p>
      <text:p text:style-name="P2">&lt;/div&gt;</text:p>
      <text:p text:style-name="P2">&lt;/div&gt;</text:p>
      <text:p text:style-name="P2"><text:soft-page-break/>&lt;/section&gt;</text:p>
      <text:p text:style-name="P5"/>
      <text:p text:style-name="P4">&lt;!-- Why Choose Us Section --&gt;</text:p>
      <text:p text:style-name="P1"><text:span text:style-name="T1">&lt;section</text:span> <text:span text:style-name="T2">id</text:span>=<text:span text:style-name="T3">"services"</text:span> <text:span text:style-name="T2">class</text:span>=<text:span text:style-name="T3">"py-20 bg-gray-100"</text:span><text:span text:style-name="T1">&gt;</text:span></text:p>
      <text:p text:style-name="P1"><text:span text:style-name="T1">&lt;div</text:span> <text:span text:style-name="T2">class</text:span>=<text:span text:style-name="T3">"max-w-7xl mx-auto px-4 sm:px-6 lg:px-8"</text:span><text:span text:style-name="T1">&gt;</text:span></text:p>
      <text:p text:style-name="P1"><text:span text:style-name="T1">&lt;div</text:span> <text:span text:style-name="T2">class</text:span>=<text:span text:style-name="T3">"text-center mb-16"</text:span><text:span text:style-name="T1">&gt;</text:span></text:p>
      <text:p text:style-name="P1"><text:span text:style-name="T1">&lt;h2</text:span> <text:span text:style-name="T2">class</text:span>=<text:span text:style-name="T3">"text-4xl md:text-5xl font-bold text-gray-900 mb-4"</text:span><text:span text:style-name="T1">&gt;</text:span></text:p>
      <text:p text:style-name="P1">Why Neelkanth Enterprises Needs Professional Design</text:p>
      <text:p text:style-name="P2">&lt;/h2&gt;</text:p>
      <text:p text:style-name="P1"><text:span text:style-name="T1">&lt;p</text:span> <text:span text:style-name="T2">class</text:span>=<text:span text:style-name="T3">"text-xl text-gray-600 max-w-3xl mx-auto"</text:span><text:span text:style-name="T1">&gt;</text:span></text:p>
      <text:p text:style-name="P1">See why Srisay Verse's professional design services are essential for Neelkanth Enterprises' continued success</text:p>
      <text:p text:style-name="P2">&lt;/p&gt;</text:p>
      <text:p text:style-name="P2">&lt;/div&gt;</text:p>
      <text:p text:style-name="P5"/>
      <text:p text:style-name="P1"><text:span text:style-name="T1">&lt;div</text:span> <text:span text:style-name="T2">class</text:span>=<text:span text:style-name="T3">"grid grid-cols-1 md:grid-cols-2 lg:grid-cols-3 gap-8"</text:span><text:span text:style-name="T1">&gt;</text:span></text:p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blue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primary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3 10V3L4 14h7v7l9-11h-7z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Instant Brand Recognition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Professional design creates memorable brand identity that customers recognize and trust instantly.<text:span text:style-name="T1">&lt;/p&gt;</text:span></text:p>
      <text:p text:style-name="P2">&lt;/div&gt;</text:p>
      <text:p text:style-name="P5"/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green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accent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2 8c-1.657 0-3 .895-3 2s1.343 2 3 2 3 .895 3 2-1.343 2-3 2m0-8c1.11 0 2.08.402 2.599 1M12 8V7m0 1v8m0 0v1m0-1c-1.11 0-2.08-.402-2.599-1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Higher Conversion Rates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Well-designed materials convert 3x more prospects into paying customers than generic designs.<text:span text:style-name="T1">&lt;/p&gt;</text:span></text:p>
      <text:p text:style-name="P2">&lt;/div&gt;</text:p>
      <text:p text:style-name="P5"/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yellow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secondary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9 12l2 2 4-4M7.835 4.697a3.42 3.42 0 001.946-.806 3.42 3.42 0 014.438 0 3.42 3.42 0 001.946.806 </text:span><text:soft-page-break/><text:span text:style-name="T3">3.42 3.42 0 013.138 3.138 3.42 3.42 0 00.806 1.946 3.42 3.42 0 010 4.438 3.42 3.42 0 00-.806 1.946 3.42 3.42 0 01-3.138 3.138 3.42 3.42 0 00-1.946.806 3.42 3.42 0 01-4.438 0 3.42 3.42 0 00-1.946-.806 3.42 3.42 0 01-3.138-3.138 3.42 3.42 0 00-.806-1.946 3.42 3.42 0 010-4.438 3.42 3.42 0 00.806-1.946 3.42 3.42 0 013.138-3.138z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Professional Credibility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Quality design establishes trust and positions your business as an industry leader.<text:span text:style-name="T1">&lt;/p&gt;</text:span></text:p>
      <text:p text:style-name="P2">&lt;/div&gt;</text:p>
      <text:p text:style-name="P5"/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purple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purple-600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7 4V2a1 1 0 011-1h8a1 1 0 011 1v2m-9 0h10a2 2 0 012 2v10a2 2 0 01-2 2H6a2 2 0 01-2-2V6a2 2 0 012-2z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Competitive Advantage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Stand out from competitors with unique, professional design that captures attention.<text:span text:style-name="T1">&lt;/p&gt;</text:span></text:p>
      <text:p text:style-name="P2">&lt;/div&gt;</text:p>
      <text:p text:style-name="P5"/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red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red-600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3 7h8m0 0v8m0-8l-8 8-4-4-6 6"</text:span><text:span text:style-name="T1">&gt;&lt;/path&gt;</text:span></text:p>
      <text:p text:style-name="P2">&lt;/svg&gt;</text:p>
      <text:p text:style-name="P2"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Increased Sales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Professional marketing materials directly impact your bottom line with higher sales.<text:span text:style-name="T1">&lt;/p&gt;</text:span></text:p>
      <text:p text:style-name="P2">&lt;/div&gt;</text:p>
      <text:p text:style-name="P5"/>
      <text:p text:style-name="P1"><text:span text:style-name="T1">&lt;div</text:span> <text:span text:style-name="T2">class</text:span>=<text:span text:style-name="T3">"bg-white rounded-2xl p-8 shadow-lg card-hover"</text:span><text:span text:style-name="T1">&gt;</text:span></text:p>
      <text:p text:style-name="P1"><text:span text:style-name="T1">&lt;div</text:span> <text:span text:style-name="T2">class</text:span>=<text:span text:style-name="T3">"w-16 h-16 bg-indigo-100 rounded-full flex items-center justify-center mb-6"</text:span><text:span text:style-name="T1">&gt;</text:span></text:p>
      <text:p text:style-name="P1"><text:span text:style-name="T1">&lt;svg</text:span> <text:span text:style-name="T2">class</text:span>=<text:span text:style-name="T3">"w-8 h-8 text-indigo-600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17 20h5v-2a3 3 0 00-5.356-1.857M17 20H7m10 0v-2c0-.656-.126-1.283-.356-1.857M7 20H2v-2a3 3 0 015.356-1.857M7 20v-2c0-.656.126-1.283.356-1.857m0 0a5.002 5.002 0 019.288 0M15 7a3 3 0 11-6 0 3 3 0 016 0zm6 3a2 2 0 11-4 0 2 2 0 014 0zM7 10a2 2 0 11-4 0 2 2 0 014 0z"</text:span><text:span text:style-name="T1">&gt;&lt;/path&gt;</text:span></text:p>
      <text:p text:style-name="P2">&lt;/svg&gt;</text:p>
      <text:p text:style-name="P2"><text:soft-page-break/>&lt;/div&gt;</text:p>
      <text:p text:style-name="P1"><text:span text:style-name="T1">&lt;h3</text:span> <text:span text:style-name="T2">class</text:span>=<text:span text:style-name="T3">"text-xl font-bold text-gray-900 mb-4"</text:span><text:span text:style-name="T1">&gt;</text:span>Customer Loyalty<text:span text:style-name="T1">&lt;/h3&gt;</text:span></text:p>
      <text:p text:style-name="P1"><text:span text:style-name="T1">&lt;p</text:span> <text:span text:style-name="T2">class</text:span>=<text:span text:style-name="T3">"text-gray-600"</text:span><text:span text:style-name="T1">&gt;</text:span>Consistent, professional branding builds emotional connections with customers.<text:span text:style-name="T1">&lt;/p&gt;</text:span></text:p>
      <text:p text:style-name="P2">&lt;/div&gt;</text:p>
      <text:p text:style-name="P2">&lt;/div&gt;</text:p>
      <text:p text:style-name="P2">&lt;/div&gt;</text:p>
      <text:p text:style-name="P2">&lt;/section&gt;</text:p>
      <text:p text:style-name="P5"/>
      <text:p text:style-name="P4">&lt;!-- CTA Section --&gt;</text:p>
      <text:p text:style-name="P1"><text:span text:style-name="T1">&lt;section</text:span> <text:span text:style-name="T2">class</text:span>=<text:span text:style-name="T3">"py-20 gradient-bg text-white"</text:span><text:span text:style-name="T1">&gt;</text:span></text:p>
      <text:p text:style-name="P1"><text:span text:style-name="T1">&lt;div</text:span> <text:span text:style-name="T2">class</text:span>=<text:span text:style-name="T3">"max-w-4xl mx-auto text-center px-4 sm:px-6 lg:px-8"</text:span><text:span text:style-name="T1">&gt;</text:span></text:p>
      <text:p text:style-name="P1"><text:span text:style-name="T1">&lt;h2</text:span> <text:span text:style-name="T2">class</text:span>=<text:span text:style-name="T3">"text-4xl md:text-5xl font-bold mb-6"</text:span><text:span text:style-name="T1">&gt;</text:span></text:p>
      <text:p text:style-name="P1">Ready to Transform Your Brand?</text:p>
      <text:p text:style-name="P2">&lt;/h2&gt;</text:p>
      <text:p text:style-name="P1"><text:span text:style-name="T1">&lt;p</text:span> <text:span text:style-name="T2">class</text:span>=<text:span text:style-name="T3">"text-xl mb-8 opacity-90"</text:span><text:span text:style-name="T1">&gt;</text:span></text:p>
      <text:p text:style-name="P1">Let Srisay Verse help Neelkanth Enterprises achieve this level of professional branding and visual excellence</text:p>
      <text:p text:style-name="P2">&lt;/p&gt;</text:p>
      <text:p text:style-name="P1"><text:span text:style-name="T1">&lt;div</text:span> <text:span text:style-name="T2">class</text:span>=<text:span text:style-name="T3">"flex flex-col sm:flex-row gap-4 justify-center"</text:span><text:span text:style-name="T1">&gt;</text:span></text:p>
      <text:p text:style-name="P1"><text:span text:style-name="T1">&lt;a</text:span> <text:span text:style-name="T2">href</text:span>=<text:span text:style-name="T3">"#contact"</text:span> <text:span text:style-name="T2">class</text:span>=<text:span text:style-name="T3">"bg-secondary text-black px-8 py-4 rounded-lg font-semibold hover:bg-yellow-400 transition-all transform hover:scale-105"</text:span><text:span text:style-name="T1">&gt;</text:span></text:p>
      <text:p text:style-name="P1">Start Your Project Today</text:p>
      <text:p text:style-name="P2">&lt;/a&gt;</text:p>
      <text:p text:style-name="P1"><text:span text:style-name="T1">&lt;a</text:span> <text:span text:style-name="T2">href</text:span>=<text:span text:style-name="T3">"https://www.instagram.com/neelkanthenterprises_/"</text:span> <text:span text:style-name="T2">target</text:span>=<text:span text:style-name="T3">"_blank"</text:span> <text:span text:style-name="T2">class</text:span>=<text:span text:style-name="T3">"border-2 border-white text-white px-8 py-4 rounded-lg font-semibold hover:bg-white hover:text-gray-900 transition-all flex items-center justify-center"</text:span><text:span text:style-name="T1">&gt;</text:span></text:p>
      <text:p text:style-name="P1"><text:span text:style-name="T1">&lt;svg</text:span> <text:span text:style-name="T2">class</text:span>=<text:span text:style-name="T3">"w-5 h-5 mr-2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12.017 0C5.396 0 .029 5.367.029 11.987c0 6.62 5.367 11.987 11.988 11.987s11.987-5.367 11.987-11.987C24.004 5.367 18.637.001 12.017.001zM8.449 16.988c-1.297 0-2.448-.611-3.132-1.551-.684-.94-.684-2.126 0-3.066.684-.94 1.835-1.551 3.132-1.551s2.448.611 3.132 1.551c.684.94.684 2.126 0 3.066-.684.94-1.835 1.551-3.132 1.551z"</text:span><text:span text:style-name="T1">/&gt;</text:span></text:p>
      <text:p text:style-name="P2">&lt;/svg&gt;</text:p>
      <text:p text:style-name="P1">Follow Neelkanth</text:p>
      <text:p text:style-name="P2">&lt;/a&gt;</text:p>
      <text:p text:style-name="P2">&lt;/div&gt;</text:p>
      <text:p text:style-name="P2">&lt;/div&gt;</text:p>
      <text:p text:style-name="P2">&lt;/section&gt;</text:p>
      <text:p text:style-name="P5"/>
      <text:p text:style-name="P4">&lt;!-- Contact Section --&gt;</text:p>
      <text:p text:style-name="P1"><text:span text:style-name="T1">&lt;section</text:span> <text:span text:style-name="T2">id</text:span>=<text:span text:style-name="T3">"contact"</text:span> <text:span text:style-name="T2">class</text:span>=<text:span text:style-name="T3">"py-20 bg-white"</text:span><text:span text:style-name="T1">&gt;</text:span></text:p>
      <text:p text:style-name="P1"><text:span text:style-name="T1">&lt;div</text:span> <text:span text:style-name="T2">class</text:span>=<text:span text:style-name="T3">"max-w-4xl mx-auto px-4 sm:px-6 lg:px-8"</text:span><text:span text:style-name="T1">&gt;</text:span></text:p>
      <text:p text:style-name="P1"><text:span text:style-name="T1">&lt;div</text:span> <text:span text:style-name="T2">class</text:span>=<text:span text:style-name="T3">"text-center mb-16"</text:span><text:span text:style-name="T1">&gt;</text:span></text:p>
      <text:p text:style-name="P1"><text:span text:style-name="T1">&lt;h2</text:span> <text:span text:style-name="T2">class</text:span>=<text:span text:style-name="T3">"text-4xl md:text-5xl font-bold text-gray-900 mb-4"</text:span><text:span text:style-name="T1">&gt;</text:span></text:p>
      <text:p text:style-name="P1">Let's Create Something Amazing Together</text:p>
      <text:p text:style-name="P2">&lt;/h2&gt;</text:p>
      <text:p text:style-name="P1"><text:soft-page-break/><text:span text:style-name="T1">&lt;p</text:span> <text:span text:style-name="T2">class</text:span>=<text:span text:style-name="T3">"text-xl text-gray-600"</text:span><text:span text:style-name="T1">&gt;</text:span></text:p>
      <text:p text:style-name="P1">Ready to partner with Srisay Verse and bring this level of design excellence to Neelkanth Enterprises?</text:p>
      <text:p text:style-name="P2">&lt;/p&gt;</text:p>
      <text:p text:style-name="P2">&lt;/div&gt;</text:p>
      <text:p text:style-name="P5"/>
      <text:p text:style-name="P1"><text:span text:style-name="T1">&lt;div</text:span> <text:span text:style-name="T2">class</text:span>=<text:span text:style-name="T3">"bg-gray-50 rounded-2xl p-8 md:p-12"</text:span><text:span text:style-name="T1">&gt;</text:span></text:p>
      <text:p text:style-name="P1"><text:span text:style-name="T1">&lt;form</text:span> <text:span text:style-name="T2">class</text:span>=<text:span text:style-name="T3">"space-y-6"</text:span><text:span text:style-name="T1">&gt;</text:span></text:p>
      <text:p text:style-name="P1"><text:span text:style-name="T1">&lt;div</text:span> <text:span text:style-name="T2">class</text:span>=<text:span text:style-name="T3">"grid grid-cols-1 md:grid-cols-2 gap-6"</text:span><text:span text:style-name="T1">&gt;</text:span></text:p>
      <text:p text:style-name="P2">&lt;div&gt;</text:p>
      <text:p text:style-name="P1"><text:span text:style-name="T1">&lt;label</text:span> <text:span text:style-name="T2">class</text:span>=<text:span text:style-name="T3">"block text-sm font-medium text-gray-700 mb-2"</text:span><text:span text:style-name="T1">&gt;</text:span>Your Name<text:span text:style-name="T1">&lt;/label&gt;</text:span></text:p>
      <text:p text:style-name="P1"><text:span text:style-name="T1">&lt;input</text:span> <text:span text:style-name="T2">type</text:span>=<text:span text:style-name="T3">"text"</text:span> <text:span text:style-name="T2">class</text:span>=<text:span text:style-name="T3">"w-full px-4 py-3 border border-gray-300 rounded-lg focus:ring-2 focus:ring-primary focus:border-transparent"</text:span> <text:span text:style-name="T2">placeholder</text:span>=<text:span text:style-name="T3">"Enter your name"</text:span><text:span text:style-name="T1">&gt;</text:span></text:p>
      <text:p text:style-name="P2">&lt;/div&gt;</text:p>
      <text:p text:style-name="P2">&lt;div&gt;</text:p>
      <text:p text:style-name="P1"><text:span text:style-name="T1">&lt;label</text:span> <text:span text:style-name="T2">class</text:span>=<text:span text:style-name="T3">"block text-sm font-medium text-gray-700 mb-2"</text:span><text:span text:style-name="T1">&gt;</text:span>Email Address<text:span text:style-name="T1">&lt;/label&gt;</text:span></text:p>
      <text:p text:style-name="P1"><text:span text:style-name="T1">&lt;input</text:span> <text:span text:style-name="T2">type</text:span>=<text:span text:style-name="T3">"email"</text:span> <text:span text:style-name="T2">class</text:span>=<text:span text:style-name="T3">"w-full px-4 py-3 border border-gray-300 rounded-lg focus:ring-2 focus:ring-primary focus:border-transparent"</text:span> <text:span text:style-name="T2">placeholder</text:span>=<text:span text:style-name="T3">"Enter your email"</text:span><text:span text:style-name="T1">&gt;</text:span></text:p>
      <text:p text:style-name="P2">&lt;/div&gt;</text:p>
      <text:p text:style-name="P2">&lt;/div&gt;</text:p>
      <text:p text:style-name="P2">&lt;div&gt;</text:p>
      <text:p text:style-name="P1"><text:span text:style-name="T1">&lt;label</text:span> <text:span text:style-name="T2">class</text:span>=<text:span text:style-name="T3">"block text-sm font-medium text-gray-700 mb-2"</text:span><text:span text:style-name="T1">&gt;</text:span>Business Name<text:span text:style-name="T1">&lt;/label&gt;</text:span></text:p>
      <text:p text:style-name="P1"><text:span text:style-name="T1">&lt;input</text:span> <text:span text:style-name="T2">type</text:span>=<text:span text:style-name="T3">"text"</text:span> <text:span text:style-name="T2">class</text:span>=<text:span text:style-name="T3">"w-full px-4 py-3 border border-gray-300 rounded-lg focus:ring-2 focus:ring-primary focus:border-transparent"</text:span> <text:span text:style-name="T2">placeholder</text:span>=<text:span text:style-name="T3">"Enter your business name"</text:span><text:span text:style-name="T1">&gt;</text:span></text:p>
      <text:p text:style-name="P2">&lt;/div&gt;</text:p>
      <text:p text:style-name="P2">&lt;div&gt;</text:p>
      <text:p text:style-name="P1"><text:span text:style-name="T1">&lt;label</text:span> <text:span text:style-name="T2">class</text:span>=<text:span text:style-name="T3">"block text-sm font-medium text-gray-700 mb-2"</text:span><text:span text:style-name="T1">&gt;</text:span>Services Needed<text:span text:style-name="T1">&lt;/label&gt;</text:span></text:p>
      <text:p text:style-name="P1"><text:span text:style-name="T1">&lt;select</text:span> <text:span text:style-name="T2">class</text:span>=<text:span text:style-name="T3">"w-full px-4 py-3 border border-gray-300 rounded-lg focus:ring-2 focus:ring-primary focus:border-transparent"</text:span><text:span text:style-name="T1">&gt;</text:span></text:p>
      <text:p text:style-name="P1"><text:span text:style-name="T1">&lt;option&gt;</text:span>Logo Design<text:span text:style-name="T1">&lt;/option&gt;</text:span></text:p>
      <text:p text:style-name="P1"><text:span text:style-name="T1">&lt;option&gt;</text:span>Business Cards<text:span text:style-name="T1">&lt;/option&gt;</text:span></text:p>
      <text:p text:style-name="P1"><text:span text:style-name="T1">&lt;option&gt;</text:span>Marketing Materials<text:span text:style-name="T1">&lt;/option&gt;</text:span></text:p>
      <text:p text:style-name="P1"><text:span text:style-name="T1">&lt;option&gt;</text:span>Website Design<text:span text:style-name="T1">&lt;/option&gt;</text:span></text:p>
      <text:p text:style-name="P1"><text:span text:style-name="T1">&lt;option&gt;</text:span>Social Media Content<text:span text:style-name="T1">&lt;/option&gt;</text:span></text:p>
      <text:p text:style-name="P1"><text:span text:style-name="T1">&lt;option&gt;</text:span>Complete Brand Package<text:span text:style-name="T1">&lt;/option&gt;</text:span></text:p>
      <text:p text:style-name="P2">&lt;/select&gt;</text:p>
      <text:p text:style-name="P2">&lt;/div&gt;</text:p>
      <text:p text:style-name="P2">&lt;div&gt;</text:p>
      <text:p text:style-name="P1"><text:span text:style-name="T1">&lt;label</text:span> <text:span text:style-name="T2">class</text:span>=<text:span text:style-name="T3">"block text-sm font-medium text-gray-700 mb-2"</text:span><text:span text:style-name="T1">&gt;</text:span>Project Details<text:span text:style-name="T1">&lt;/label&gt;</text:span></text:p>
      <text:p text:style-name="P1"><text:span text:style-name="T1">&lt;textarea</text:span> <text:span text:style-name="T2">rows</text:span>=<text:span text:style-name="T3">"4"</text:span> <text:span text:style-name="T2">class</text:span>=<text:span text:style-name="T3">"w-full px-4 py-3 border border-gray-300 rounded-lg focus:ring-2 focus:ring-primary focus:border-transparent"</text:span> <text:span text:style-name="T2">placeholder</text:span>=<text:span text:style-name="T3">"Tell us about your project..."</text:span><text:span text:style-name="T1">&gt;&lt;/textarea&gt;</text:span></text:p>
      <text:p text:style-name="P2">&lt;/div&gt;</text:p>
      <text:p text:style-name="P1"><text:span text:style-name="T1">&lt;button</text:span> <text:span text:style-name="T2">type</text:span>=<text:span text:style-name="T3">"submit"</text:span> <text:span text:style-name="T2">class</text:span>=<text:span text:style-name="T3">"w-full bg-primary text-white py-4 px-8 rounded-lg font-semibold hover:bg-blue-700 transition-colors transform hover:scale-105"</text:span><text:span text:style-name="T1">&gt;</text:span></text:p>
      <text:p text:style-name="P1">Get Your Free Quote</text:p>
      <text:p text:style-name="P2">&lt;/button&gt;</text:p>
      <text:p text:style-name="P2"><text:soft-page-break/>&lt;/form&gt;</text:p>
      <text:p text:style-name="P2">&lt;/div&gt;</text:p>
      <text:p text:style-name="P2">&lt;/div&gt;</text:p>
      <text:p text:style-name="P2">&lt;/section&gt;</text:p>
      <text:p text:style-name="P5"/>
      <text:p text:style-name="P4">&lt;!-- Floating Contact Icons --&gt;</text:p>
      <text:p text:style-name="P1"><text:span text:style-name="T1">&lt;div</text:span> <text:span text:style-name="T2">class</text:span>=<text:span text:style-name="T3">"fixed right-6 top-1/2 transform -translate-y-1/2 z-50 space-y-4"</text:span><text:span text:style-name="T1">&gt;</text:span></text:p>
      <text:p text:style-name="P4">&lt;!-- WhatsApp --&gt;</text:p>
      <text:p text:style-name="P1"><text:span text:style-name="T1">&lt;a</text:span> <text:span text:style-name="T2">href</text:span>=<text:span text:style-name="T3">"https://wa.me/917061222029"</text:span> <text:span text:style-name="T2">target</text:span>=<text:span text:style-name="T3">"_blank"</text:span> <text:span text:style-name="T2">class</text:span>=<text:span text:style-name="T3">"flex items-center justify-center w-14 h-14 bg-green-500 text-white rounded-full shadow-lg hover:bg-green-600 transition-all transform hover:scale-110 group"</text:span><text:span text:style-name="T1">&gt;</text:span></text:p>
      <text:p text:style-name="P1"><text:span text:style-name="T1">&lt;svg</text:span> <text:span text:style-name="T2">class</text:span>=<text:span text:style-name="T3">"w-7 h-7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17.472 14.382c-.297-.149-1.758-.867-2.03-.967-.273-.099-.471-.148-.67.15-.197.297-.767.966-.94 1.164-.173.199-.347.223-.644.075-.297-.15-1.255-.463-2.39-1.475-.883-.788-1.48-1.761-1.653-2.059-.173-.297-.018-.458.13-.606.134-.133.298-.347.446-.52.149-.174.198-.298.298-.497.099-.198.05-.371-.025-.52-.075-.149-.669-1.612-.916-2.207-.242-.579-.487-.5-.669-.51-.173-.008-.371-.01-.57-.01-.198 0-.52.074-.792.372-.272.297-1.04 1.016-1.04 2.479 0 1.462 1.065 2.875 1.213 3.074.149.198 2.096 3.2 5.077 4.487.709.306 1.262.489 1.694.625.712.227 1.36.195 1.871.118.571-.085 1.758-.719 2.006-1.413.248-.694.248-1.289.173-1.413-.074-.124-.272-.198-.57-.347m-5.421 7.403h-.004a9.87 9.87 0 01-5.031-1.378l-.361-.214-3.741.982.998-3.648-.235-.374a9.86 9.86 0 01-1.51-5.26c.001-5.45 4.436-9.884 9.888-9.884 2.64 0 5.122 1.03 6.988 2.898a9.825 9.825 0 012.893 6.994c-.003 5.45-4.437 9.884-9.885 9.884m8.413-18.297A11.815 11.815 0 0012.05 0C5.495 0 .16 5.335.157 11.892c0 2.096.547 4.142 1.588 5.945L.057 24l6.305-1.654a11.882 11.882 0 005.683 1.448h.005c6.554 0 11.89-5.335 11.893-11.893A11.821 11.821 0 0020.885 3.488"</text:span><text:span text:style-name="T1">/&gt;</text:span></text:p>
      <text:p text:style-name="P2">&lt;/svg&gt;</text:p>
      <text:p text:style-name="P1"><text:span text:style-name="T1">&lt;div</text:span> <text:span text:style-name="T2">class</text:span>=<text:span text:style-name="T3">"absolute right-16 top-1/2 transform -translate-y-1/2 bg-gray-900 text-white px-3 py-2 rounded-lg text-sm whitespace-nowrap opacity-0 group-hover:opacity-100 transition-opacity pointer-events-none"</text:span><text:span text:style-name="T1">&gt;</text:span></text:p>
      <text:p text:style-name="P1">WhatsApp: +91 7061222029</text:p>
      <text:p text:style-name="P2">&lt;/div&gt;</text:p>
      <text:p text:style-name="P2">&lt;/a&gt;</text:p>
      <text:p text:style-name="P5"/>
      <text:p text:style-name="P4">&lt;!-- Email --&gt;</text:p>
      <text:p text:style-name="P1"><text:span text:style-name="T1">&lt;a</text:span> <text:span text:style-name="T2">href</text:span>=<text:span text:style-name="T3">"mailto:srisayverse@gmail.com"</text:span> <text:span text:style-name="T2">class</text:span>=<text:span text:style-name="T3">"flex items-center justify-center w-14 h-14 bg-red-500 text-white rounded-full shadow-lg hover:bg-red-600 transition-all transform hover:scale-110 group"</text:span><text:span text:style-name="T1">&gt;</text:span></text:p>
      <text:p text:style-name="P1"><text:span text:style-name="T1">&lt;svg</text:span> <text:span text:style-name="T2">class</text:span>=<text:span text:style-name="T3">"w-7 h-7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3 8l7.89 4.26a2 2 0 002.22 0L21 8M5 19h14a2 2 0 002-2V7a2 2 0 00-2-2H5a2 2 0 00-2 2v10a2 2 0 002 2z"</text:span><text:span text:style-name="T1">&gt;&lt;/path&gt;</text:span></text:p>
      <text:p text:style-name="P2">&lt;/svg&gt;</text:p>
      <text:p text:style-name="P1"><text:soft-page-break/><text:span text:style-name="T1">&lt;div</text:span> <text:span text:style-name="T2">class</text:span>=<text:span text:style-name="T3">"absolute right-16 top-1/2 transform -translate-y-1/2 bg-gray-900 text-white px-3 py-2 rounded-lg text-sm whitespace-nowrap opacity-0 group-hover:opacity-100 transition-opacity pointer-events-none"</text:span><text:span text:style-name="T1">&gt;</text:span></text:p>
      <text:p text:style-name="P1">Email: srisayverse@gmail.com</text:p>
      <text:p text:style-name="P2">&lt;/div&gt;</text:p>
      <text:p text:style-name="P2">&lt;/a&gt;</text:p>
      <text:p text:style-name="P5"/>
      <text:p text:style-name="P4">&lt;!-- Phone --&gt;</text:p>
      <text:p text:style-name="P1"><text:span text:style-name="T1">&lt;a</text:span> <text:span text:style-name="T2">href</text:span>=<text:span text:style-name="T3">"tel:+917085749456"</text:span> <text:span text:style-name="T2">class</text:span>=<text:span text:style-name="T3">"flex items-center justify-center w-14 h-14 bg-blue-500 text-white rounded-full shadow-lg hover:bg-blue-600 transition-all transform hover:scale-110 group"</text:span><text:span text:style-name="T1">&gt;</text:span></text:p>
      <text:p text:style-name="P1"><text:span text:style-name="T1">&lt;svg</text:span> <text:span text:style-name="T2">class</text:span>=<text:span text:style-name="T3">"w-7 h-7"</text:span> <text:span text:style-name="T2">fill</text:span>=<text:span text:style-name="T3">"none"</text:span> <text:span text:style-name="T2">stroke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stroke-linecap</text:span>=<text:span text:style-name="T3">"round"</text:span> <text:span text:style-name="T2">stroke-linejoin</text:span>=<text:span text:style-name="T3">"round"</text:span> <text:span text:style-name="T2">stroke-width</text:span>=<text:span text:style-name="T3">"2"</text:span> <text:span text:style-name="T2">d</text:span>=<text:span text:style-name="T3">"M3 5a2 2 0 012-2h3.28a1 1 0 01.948.684l1.498 4.493a1 1 0 01-.502 1.21l-2.257 1.13a11.042 11.042 0 005.516 5.516l1.13-2.257a1 1 0 011.21-.502l4.493 1.498a1 1 0 01.684.949V19a2 2 0 01-2 2h-1C9.716 21 3 14.284 3 6V5z"</text:span><text:span text:style-name="T1">&gt;&lt;/path&gt;</text:span></text:p>
      <text:p text:style-name="P2">&lt;/svg&gt;</text:p>
      <text:p text:style-name="P1"><text:span text:style-name="T1">&lt;div</text:span> <text:span text:style-name="T2">class</text:span>=<text:span text:style-name="T3">"absolute right-16 top-1/2 transform -translate-y-1/2 bg-gray-900 text-white px-3 py-2 rounded-lg text-sm whitespace-nowrap opacity-0 group-hover:opacity-100 transition-opacity pointer-events-none"</text:span><text:span text:style-name="T1">&gt;</text:span></text:p>
      <text:p text:style-name="P1">Call: +91 7085749456</text:p>
      <text:p text:style-name="P2">&lt;/div&gt;</text:p>
      <text:p text:style-name="P2">&lt;/a&gt;</text:p>
      <text:p text:style-name="P5"/>
      <text:p text:style-name="P4">&lt;!-- Instagram --&gt;</text:p>
      <text:p text:style-name="P1"><text:span text:style-name="T1">&lt;a</text:span> <text:span text:style-name="T2">href</text:span>=<text:span text:style-name="T3">"https://www.instagram.com/srisayverse/"</text:span> <text:span text:style-name="T2">target</text:span>=<text:span text:style-name="T3">"_blank"</text:span> <text:span text:style-name="T2">class</text:span>=<text:span text:style-name="T3">"flex items-center justify-center w-14 h-14 bg-gradient-to-r from-purple-500 to-pink-500 text-white rounded-full shadow-lg hover:from-purple-600 hover:to-pink-600 transition-all transform hover:scale-110 group"</text:span><text:span text:style-name="T1">&gt;</text:span></text:p>
      <text:p text:style-name="P1"><text:span text:style-name="T1">&lt;svg</text:span> <text:span text:style-name="T2">class</text:span>=<text:span text:style-name="T3">"w-7 h-7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12.017 0C5.396 0 .029 5.367.029 11.987c0 6.62 5.367 11.987 11.988 11.987s11.987-5.367 11.987-11.987C24.004 5.367 18.637.001 12.017.001zM8.449 16.988c-1.297 0-2.448-.611-3.132-1.551-.684-.94-.684-2.126 0-3.066.684-.94 1.835-1.551 3.132-1.551s2.448.611 3.132 1.551c.684.94.684 2.126 0 3.066-.684.94-1.835 1.551-3.132 1.551z"</text:span><text:span text:style-name="T1">/&gt;</text:span></text:p>
      <text:p text:style-name="P2">&lt;/svg&gt;</text:p>
      <text:p text:style-name="P1"><text:span text:style-name="T1">&lt;div</text:span> <text:span text:style-name="T2">class</text:span>=<text:span text:style-name="T3">"absolute right-16 top-1/2 transform -translate-y-1/2 bg-gray-900 text-white px-3 py-2 rounded-lg text-sm whitespace-nowrap opacity-0 group-hover:opacity-100 transition-opacity pointer-events-none"</text:span><text:span text:style-name="T1">&gt;</text:span></text:p>
      <text:p text:style-name="P1">Follow @srisayverse</text:p>
      <text:p text:style-name="P2">&lt;/div&gt;</text:p>
      <text:p text:style-name="P2">&lt;/a&gt;</text:p>
      <text:p text:style-name="P2">&lt;/div&gt;</text:p>
      <text:p text:style-name="P5"/>
      <text:p text:style-name="P4">&lt;!-- Footer --&gt;</text:p>
      <text:p text:style-name="P1"><text:span text:style-name="T1">&lt;footer</text:span> <text:span text:style-name="T2">class</text:span>=<text:span text:style-name="T3">"bg-gray-900 text-white py-12"</text:span><text:span text:style-name="T1">&gt;</text:span></text:p>
      <text:p text:style-name="P1"><text:span text:style-name="T1">&lt;div</text:span> <text:span text:style-name="T2">class</text:span>=<text:span text:style-name="T3">"max-w-7xl mx-auto px-4 sm:px-6 lg:px-8"</text:span><text:span text:style-name="T1">&gt;</text:span></text:p>
      <text:p text:style-name="P1"><text:soft-page-break/><text:span text:style-name="T1">&lt;div</text:span> <text:span text:style-name="T2">class</text:span>=<text:span text:style-name="T3">"grid grid-cols-1 md:grid-cols-4 gap-8"</text:span><text:span text:style-name="T1">&gt;</text:span></text:p>
      <text:p text:style-name="P1"><text:span text:style-name="T1">&lt;div</text:span> <text:span text:style-name="T2">class</text:span>=<text:span text:style-name="T3">"col-span-1 md:col-span-2"</text:span><text:span text:style-name="T1">&gt;</text:span></text:p>
      <text:p text:style-name="P1"><text:span text:style-name="T1">&lt;div</text:span> <text:span text:style-name="T2">class</text:span>=<text:span text:style-name="T3">"text-2xl font-bold gradient-bg bg-clip-text text-transparent mb-4"</text:span><text:span text:style-name="T1">&gt;</text:span></text:p>
      <text:p text:style-name="P1">Srisay Verse</text:p>
      <text:p text:style-name="P2">&lt;/div&gt;</text:p>
      <text:p text:style-name="P1"><text:span text:style-name="T1">&lt;p</text:span> <text:span text:style-name="T2">class</text:span>=<text:span text:style-name="T3">"text-gray-400 mb-4"</text:span><text:span text:style-name="T1">&gt;</text:span></text:p>
      <text:p text:style-name="P1">Transforming businesses with professional design solutions. From logos to websites, we create visual experiences that drive results.</text:p>
      <text:p text:style-name="P2">&lt;/p&gt;</text:p>
      <text:p text:style-name="P1"><text:span text:style-name="T1">&lt;div</text:span> <text:span text:style-name="T2">class</text:span>=<text:span text:style-name="T3">"flex space-x-4"</text:span><text:span text:style-name="T1">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text-gray-400 hover:text-white transition-colors"</text:span><text:span text:style-name="T1">&gt;</text:span></text:p>
      <text:p text:style-name="P1"><text:span text:style-name="T1">&lt;svg</text:span> <text:span text:style-name="T2">class</text:span>=<text:span text:style-name="T3">"w-6 h-6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24 4.557c-.883.392-1.832.656-2.828.775 1.017-.609 1.798-1.574 2.165-2.724-.951.564-2.005.974-3.127 1.195-.897-.957-2.178-1.555-3.594-1.555-3.179 0-5.515 2.966-4.797 6.045-4.091-.205-7.719-2.165-10.148-5.144-1.29 2.213-.669 5.108 1.523 6.574-.806-.026-1.566-.247-2.229-.616-.054 2.281 1.581 4.415 3.949 4.89-.693.188-1.452.232-2.224.084.626 1.956 2.444 3.379 4.6 3.419-2.07 1.623-4.678 2.348-7.29 2.04 2.179 1.397 4.768 2.212 7.548 2.212 9.142 0 14.307-7.721 13.995-14.646.962-.695 1.797-1.562 2.457-2.549z"</text:span><text:span text:style-name="T1">/&gt;</text:span></text:p>
      <text:p text:style-name="P2">&lt;/svg&gt;</text:p>
      <text:p text:style-name="P2">&lt;/a&gt;</text:p>
      <text:p text:style-name="P1"><text:span text:style-name="T1">&lt;a</text:span> <text:span text:style-name="T2">href</text:span>=<text:span text:style-name="T3">"#"</text:span> <text:span text:style-name="T2">class</text:span>=<text:span text:style-name="T3">"text-gray-400 hover:text-white transition-colors"</text:span><text:span text:style-name="T1">&gt;</text:span></text:p>
      <text:p text:style-name="P1"><text:span text:style-name="T1">&lt;svg</text:span> <text:span text:style-name="T2">class</text:span>=<text:span text:style-name="T3">"w-6 h-6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22.46 6c-.77.35-1.6.58-2.46.69.88-.53 1.56-1.37 1.88-2.38-.83.5-1.75.85-2.72 1.05C18.37 4.5 17.26 4 16 4c-2.35 0-4.27 1.92-4.27 4.29 0 .34.04.67.11.98C8.28 9.09 5.11 7.38 3 4.79c-.37.63-.58 1.37-.58 2.15 0 1.49.75 2.81 1.91 3.56-.71 0-1.37-.2-1.95-.5v.03c0 2.08 1.48 3.82 3.44 4.21a4.22 4.22 0 0 1-1.93.07 4.28 4.28 0 0 0 4 2.98 8.521 8.521 0 0 1-5.33 1.84c-.34 0-.68-.02-1.02-.06C3.44 20.29 5.7 21 8.12 21 16 21 20.33 14.46 20.33 8.79c0-.19 0-.37-.01-.56.84-.6 1.56-1.36 2.14-2.23z"</text:span><text:span text:style-name="T1">/&gt;</text:span></text:p>
      <text:p text:style-name="P2">&lt;/svg&gt;</text:p>
      <text:p text:style-name="P2">&lt;/a&gt;</text:p>
      <text:p text:style-name="P1"><text:span text:style-name="T1">&lt;a</text:span> <text:span text:style-name="T2">href</text:span>=<text:span text:style-name="T3">"https://www.instagram.com/neelkanthenterprises_/"</text:span> <text:span text:style-name="T2">target</text:span>=<text:span text:style-name="T3">"_blank"</text:span> <text:span text:style-name="T2">class</text:span>=<text:span text:style-name="T3">"text-gray-400 hover:text-white transition-colors"</text:span><text:span text:style-name="T1">&gt;</text:span></text:p>
      <text:p text:style-name="P1"><text:span text:style-name="T1">&lt;svg</text:span> <text:span text:style-name="T2">class</text:span>=<text:span text:style-name="T3">"w-6 h-6"</text:span> <text:span text:style-name="T2">fill</text:span>=<text:span text:style-name="T3">"currentColor"</text:span> <text:span text:style-name="T2">viewBox</text:span>=<text:span text:style-name="T3">"0 0 24 24"</text:span><text:span text:style-name="T1">&gt;</text:span></text:p>
      <text:p text:style-name="P1"><text:span text:style-name="T1">&lt;path</text:span> <text:span text:style-name="T2">d</text:span>=<text:span text:style-name="T3">"M12.017 0C5.396 0 .029 5.367.029 11.987c0 6.62 5.367 11.987 11.988 11.987s11.987-5.367 11.987-11.987C24.004 5.367 18.637.001 12.017.001zM8.449 16.988c-1.297 0-2.448-.611-3.132-1.551-.684-.94-.684-2.126 0-3.066.684-.94 1.835-1.551 3.132-1.551s2.448.611 3.132 1.551c.684.94.684 2.126 0 3.066-.684.94-1.835 1.551-3.132 1.551z"</text:span><text:span text:style-name="T1">/&gt;</text:span></text:p>
      <text:p text:style-name="P2">&lt;/svg&gt;</text:p>
      <text:p text:style-name="P2">&lt;/a&gt;</text:p>
      <text:p text:style-name="P2">&lt;/div&gt;</text:p>
      <text:p text:style-name="P2">&lt;/div&gt;</text:p>
      <text:p text:style-name="P2">&lt;div&gt;</text:p>
      <text:p text:style-name="P1"><text:span text:style-name="T1">&lt;h3</text:span> <text:span text:style-name="T2">class</text:span>=<text:span text:style-name="T3">"text-lg font-semibold mb-4"</text:span><text:span text:style-name="T1">&gt;</text:span>Services<text:span text:style-name="T1">&lt;/h3&gt;</text:span></text:p>
      <text:p text:style-name="P1"><text:span text:style-name="T1">&lt;ul</text:span> <text:span text:style-name="T2">class</text:span>=<text:span text:style-name="T3">"space-y-2 text-gray-400"</text:span><text:span text:style-name="T1">&gt;</text:span></text:p>
      <text:p text:style-name="P1"><text:span text:style-name="T1">&lt;li&gt;&lt;a</text:span> <text:span text:style-name="T2">href</text:span>=<text:span text:style-name="T3">"#"</text:span> <text:span text:style-name="T2">class</text:span>=<text:span text:style-name="T3">"hover:text-white transition-colors"</text:span><text:span text:style-name="T1">&gt;</text:span>Logo Design<text:span text:style-name="T1">&lt;/a&gt;&lt;/li&gt;</text:span></text:p>
      <text:p text:style-name="P1"><text:soft-page-break/><text:span text:style-name="T1">&lt;li&gt;&lt;a</text:span> <text:span text:style-name="T2">href</text:span>=<text:span text:style-name="T3">"#"</text:span> <text:span text:style-name="T2">class</text:span>=<text:span text:style-name="T3">"hover:text-white transition-colors"</text:span><text:span text:style-name="T1">&gt;</text:span>Business Cards<text:span text:style-name="T1">&lt;/a&gt;&lt;/li&gt;</text:span></text:p>
      <text:p text:style-name="P1"><text:span text:style-name="T1">&lt;li&gt;&lt;a</text:span> <text:span text:style-name="T2">href</text:span>=<text:span text:style-name="T3">"#"</text:span> <text:span text:style-name="T2">class</text:span>=<text:span text:style-name="T3">"hover:text-white transition-colors"</text:span><text:span text:style-name="T1">&gt;</text:span>Website Design<text:span text:style-name="T1">&lt;/a&gt;&lt;/li&gt;</text:span></text:p>
      <text:p text:style-name="P1"><text:span text:style-name="T1">&lt;li&gt;&lt;a</text:span> <text:span text:style-name="T2">href</text:span>=<text:span text:style-name="T3">"#"</text:span> <text:span text:style-name="T2">class</text:span>=<text:span text:style-name="T3">"hover:text-white transition-colors"</text:span><text:span text:style-name="T1">&gt;</text:span>Marketing Materials<text:span text:style-name="T1">&lt;/a&gt;&lt;/li&gt;</text:span></text:p>
      <text:p text:style-name="P2">&lt;/ul&gt;</text:p>
      <text:p text:style-name="P2">&lt;/div&gt;</text:p>
      <text:p text:style-name="P2">&lt;div&gt;</text:p>
      <text:p text:style-name="P1"><text:span text:style-name="T1">&lt;h3</text:span> <text:span text:style-name="T2">class</text:span>=<text:span text:style-name="T3">"text-lg font-semibold mb-4"</text:span><text:span text:style-name="T1">&gt;</text:span>Contact<text:span text:style-name="T1">&lt;/h3&gt;</text:span></text:p>
      <text:p text:style-name="P1"><text:span text:style-name="T1">&lt;ul</text:span> <text:span text:style-name="T2">class</text:span>=<text:span text:style-name="T3">"space-y-2 text-gray-400"</text:span><text:span text:style-name="T1">&gt;</text:span></text:p>
      <text:p text:style-name="P1"><text:span text:style-name="T1">&lt;li&gt;</text:span>📧 hello@srisayverse.com<text:span text:style-name="T1">&lt;/li&gt;</text:span></text:p>
      <text:p text:style-name="P1"><text:span text:style-name="T1">&lt;li&gt;</text:span>📱 +91 XXXXX XXXXX<text:span text:style-name="T1">&lt;/li&gt;</text:span></text:p>
      <text:p text:style-name="P1"><text:span text:style-name="T1">&lt;li&gt;</text:span>🌐 www.srisayverse.com<text:span text:style-name="T1">&lt;/li&gt;</text:span></text:p>
      <text:p text:style-name="P2">&lt;/ul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border-t border-gray-800 mt-8 pt-8 text-center text-gray-400"</text:span><text:span text:style-name="T1">&gt;</text:span></text:p>
      <text:p text:style-name="P1"><text:span text:style-name="T1">&lt;p&gt;</text:span><text:span text:style-name="T3">&amp;copy;</text:span> 2024 Srisay Verse. All rights reserved. | Showcasing work for Neelkanth Enterprises<text:span text:style-name="T1">&lt;/p&gt;</text:span></text:p>
      <text:p text:style-name="P2">&lt;/div&gt;</text:p>
      <text:p text:style-name="P2">&lt;/div&gt;</text:p>
      <text:p text:style-name="P2">&lt;/footer&gt;</text:p>
      <text:p text:style-name="P5"/>
      <text:p text:style-name="P2">&lt;script&gt;</text:p>
      <text:p text:style-name="P4">// Mobile menu toggle</text:p>
      <text:p text:style-name="P1"><text:span text:style-name="T3">const</text:span><text:span text:style-name="T4"> </text:span><text:span text:style-name="T11">mobileMenuBtn</text:span><text:span text:style-name="T4"> = </text:span><text:span text:style-name="T5">document</text:span><text:span text:style-name="T4">.</text:span><text:span text:style-name="T9">getElementById</text:span><text:span text:style-name="T4">(</text:span><text:span text:style-name="T6">'mobile-menu-btn'</text:span><text:span text:style-name="T4">);</text:span></text:p>
      <text:p text:style-name="P1"><text:span text:style-name="T3">const</text:span><text:span text:style-name="T4"> </text:span><text:span text:style-name="T11">mobileMenu</text:span><text:span text:style-name="T4"> = </text:span><text:span text:style-name="T5">document</text:span><text:span text:style-name="T4">.</text:span><text:span text:style-name="T9">getElementById</text:span><text:span text:style-name="T4">(</text:span><text:span text:style-name="T6">'mobile-menu'</text:span><text:span text:style-name="T4">);</text:span></text:p>
      <text:p text:style-name="P5"/>
      <text:p text:style-name="P1"><text:span text:style-name="T11">mobileMenuBtn</text:span><text:span text:style-name="T4">.</text:span><text:span text:style-name="T9">addEventListener</text:span><text:span text:style-name="T4">(</text:span><text:span text:style-name="T6">'click'</text:span><text:span text:style-name="T4">, () </text:span><text:span text:style-name="T3">=&gt;</text:span><text:span text:style-name="T4"> {</text:span></text:p>
      <text:p text:style-name="P1"><text:span text:style-name="T11">mobileMenu</text:span><text:span text:style-name="T4">.</text:span><text:span text:style-name="T5">classList</text:span><text:span text:style-name="T4">.</text:span><text:span text:style-name="T9">toggle</text:span><text:span text:style-name="T4">(</text:span><text:span text:style-name="T6">'hidden'</text:span><text:span text:style-name="T4">);</text:span></text:p>
      <text:p text:style-name="P3">});</text:p>
      <text:p text:style-name="P5"/>
      <text:p text:style-name="P4">// Smooth scrolling for navigation links</text:p>
      <text:p text:style-name="P1"><text:span text:style-name="T5">document</text:span><text:span text:style-name="T4">.</text:span><text:span text:style-name="T9">querySelectorAll</text:span><text:span text:style-name="T4">(</text:span><text:span text:style-name="T6">'a[href^="#"]'</text:span><text:span text:style-name="T4">).</text:span><text:span text:style-name="T9">forEach</text:span><text:span text:style-name="T4">(</text:span><text:span text:style-name="T5">anchor</text:span><text:span text:style-name="T4"> </text:span><text:span text:style-name="T3">=&gt;</text:span><text:span text:style-name="T4"> {</text:span></text:p>
      <text:p text:style-name="P1"><text:span text:style-name="T5">anchor</text:span><text:span text:style-name="T4">.</text:span><text:span text:style-name="T9">addEventListener</text:span><text:span text:style-name="T4">(</text:span><text:span text:style-name="T6">'click'</text:span><text:span text:style-name="T4">, </text:span><text:span text:style-name="T3">function</text:span><text:span text:style-name="T4"> (</text:span><text:span text:style-name="T5">e</text:span><text:span text:style-name="T4">) {</text:span></text:p>
      <text:p text:style-name="P1"><text:span text:style-name="T5">e</text:span><text:span text:style-name="T4">.</text:span><text:span text:style-name="T9">preventDefault</text:span><text:span text:style-name="T4">();</text:span></text:p>
      <text:p text:style-name="P1"><text:span text:style-name="T3">const</text:span><text:span text:style-name="T4"> </text:span><text:span text:style-name="T11">target</text:span><text:span text:style-name="T4"> = </text:span><text:span text:style-name="T5">document</text:span><text:span text:style-name="T4">.</text:span><text:span text:style-name="T9">querySelector</text:span><text:span text:style-name="T4">(</text:span><text:span text:style-name="T3">this</text:span><text:span text:style-name="T4">.</text:span><text:span text:style-name="T9">getAttribute</text:span><text:span text:style-name="T4">(</text:span><text:span text:style-name="T6">'href'</text:span><text:span text:style-name="T4">));</text:span></text:p>
      <text:p text:style-name="P1"><text:span text:style-name="T7">if</text:span><text:span text:style-name="T4"> (</text:span><text:span text:style-name="T11">target</text:span><text:span text:style-name="T4">) {</text:span></text:p>
      <text:p text:style-name="P1"><text:span text:style-name="T11">target</text:span><text:span text:style-name="T4">.</text:span><text:span text:style-name="T9">scrollIntoView</text:span><text:span text:style-name="T4">({</text:span></text:p>
      <text:p text:style-name="P1"><text:span text:style-name="T5">behavior:</text:span><text:span text:style-name="T4"> </text:span><text:span text:style-name="T6">'smooth'</text:span><text:span text:style-name="T4">,</text:span></text:p>
      <text:p text:style-name="P1"><text:span text:style-name="T5">block:</text:span><text:span text:style-name="T4"> </text:span><text:span text:style-name="T6">'start'</text:span></text:p>
      <text:p text:style-name="P3">});</text:p>
      <text:p text:style-name="P3">}</text:p>
      <text:p text:style-name="P4">// Close mobile menu if open</text:p>
      <text:p text:style-name="P1"><text:span text:style-name="T11">mobileMenu</text:span><text:span text:style-name="T4">.</text:span><text:span text:style-name="T5">classList</text:span><text:span text:style-name="T4">.</text:span><text:span text:style-name="T9">add</text:span><text:span text:style-name="T4">(</text:span><text:span text:style-name="T6">'hidden'</text:span><text:span text:style-name="T4">);</text:span></text:p>
      <text:p text:style-name="P3">});</text:p>
      <text:p text:style-name="P3">});</text:p>
      <text:p text:style-name="P5"/>
      <text:p text:style-name="P4">// Form submission</text:p>
      <text:p text:style-name="P1"><text:soft-page-break/><text:span text:style-name="T5">document</text:span><text:span text:style-name="T4">.</text:span><text:span text:style-name="T9">querySelector</text:span><text:span text:style-name="T4">(</text:span><text:span text:style-name="T6">'form'</text:span><text:span text:style-name="T4">).</text:span><text:span text:style-name="T9">addEventListener</text:span><text:span text:style-name="T4">(</text:span><text:span text:style-name="T6">'submit'</text:span><text:span text:style-name="T4">, </text:span><text:span text:style-name="T3">function</text:span><text:span text:style-name="T4">(</text:span><text:span text:style-name="T5">e</text:span><text:span text:style-name="T4">) {</text:span></text:p>
      <text:p text:style-name="P1"><text:span text:style-name="T5">e</text:span><text:span text:style-name="T4">.</text:span><text:span text:style-name="T9">preventDefault</text:span><text:span text:style-name="T4">();</text:span></text:p>
      <text:p text:style-name="P1"><text:span text:style-name="T9">alert</text:span><text:span text:style-name="T4">(</text:span><text:span text:style-name="T6">'Thank you for your interest! We</text:span><text:span text:style-name="T12">\'</text:span><text:span text:style-name="T6">ll get back to you within 24 hours with a custom quote for your project.'</text:span><text:span text:style-name="T4">);</text:span></text:p>
      <text:p text:style-name="P3">});</text:p>
      <text:p text:style-name="P5"/>
      <text:p text:style-name="P4">// Intersection Observer for animations</text:p>
      <text:p text:style-name="P1"><text:span text:style-name="T3">const</text:span><text:span text:style-name="T4"> </text:span><text:span text:style-name="T11">observerOptions</text:span><text:span text:style-name="T4"> = {</text:span></text:p>
      <text:p text:style-name="P1"><text:span text:style-name="T5">threshold:</text:span><text:span text:style-name="T4"> </text:span><text:span text:style-name="T8">0.1</text:span><text:span text:style-name="T4">,</text:span></text:p>
      <text:p text:style-name="P1"><text:span text:style-name="T5">rootMargin:</text:span><text:span text:style-name="T4"> </text:span><text:span text:style-name="T6">'0px 0px -50px 0px'</text:span></text:p>
      <text:p text:style-name="P3">};</text:p>
      <text:p text:style-name="P5"/>
      <text:p text:style-name="P1"><text:span text:style-name="T3">const</text:span><text:span text:style-name="T4"> </text:span><text:span text:style-name="T11">observer</text:span><text:span text:style-name="T4"> = </text:span><text:span text:style-name="T3">new</text:span><text:span text:style-name="T4"> </text:span><text:span text:style-name="T13">IntersectionObserver</text:span><text:span text:style-name="T4">((</text:span><text:span text:style-name="T5">entries</text:span><text:span text:style-name="T4">) </text:span><text:span text:style-name="T3">=&gt;</text:span><text:span text:style-name="T4"> {</text:span></text:p>
      <text:p text:style-name="P1"><text:span text:style-name="T5">entries</text:span><text:span text:style-name="T4">.</text:span><text:span text:style-name="T9">forEach</text:span><text:span text:style-name="T4">(</text:span><text:span text:style-name="T5">entry</text:span><text:span text:style-name="T4"> </text:span><text:span text:style-name="T3">=&gt;</text:span><text:span text:style-name="T4"> {</text:span></text:p>
      <text:p text:style-name="P1"><text:span text:style-name="T7">if</text:span><text:span text:style-name="T4"> (</text:span><text:span text:style-name="T5">entry</text:span><text:span text:style-name="T4">.</text:span><text:span text:style-name="T5">isIntersecting</text:span><text:span text:style-name="T4">) {</text:span></text:p>
      <text:p text:style-name="P1"><text:span text:style-name="T5">entry</text:span><text:span text:style-name="T4">.</text:span><text:span text:style-name="T5">target</text:span><text:span text:style-name="T4">.</text:span><text:span text:style-name="T5">style</text:span><text:span text:style-name="T4">.</text:span><text:span text:style-name="T5">opacity</text:span><text:span text:style-name="T4"> = </text:span><text:span text:style-name="T6">'1'</text:span><text:span text:style-name="T4">;</text:span></text:p>
      <text:p text:style-name="P1"><text:span text:style-name="T5">entry</text:span><text:span text:style-name="T4">.</text:span><text:span text:style-name="T5">target</text:span><text:span text:style-name="T4">.</text:span><text:span text:style-name="T5">style</text:span><text:span text:style-name="T4">.</text:span><text:span text:style-name="T5">transform</text:span><text:span text:style-name="T4"> = </text:span><text:span text:style-name="T6">'translateY(0)'</text:span><text:span text:style-name="T4">;</text:span></text:p>
      <text:p text:style-name="P3">}</text:p>
      <text:p text:style-name="P3">});</text:p>
      <text:p text:style-name="P1"><text:span text:style-name="T4">}, </text:span><text:span text:style-name="T11">observerOptions</text:span><text:span text:style-name="T4">);</text:span></text:p>
      <text:p text:style-name="P5"/>
      <text:p text:style-name="P4">// Observe all cards and sections</text:p>
      <text:p text:style-name="P1"><text:span text:style-name="T5">document</text:span><text:span text:style-name="T4">.</text:span><text:span text:style-name="T9">querySelectorAll</text:span><text:span text:style-name="T4">(</text:span><text:span text:style-name="T6">'.card-hover, section &gt; div'</text:span><text:span text:style-name="T4">).</text:span><text:span text:style-name="T9">forEach</text:span><text:span text:style-name="T4">(</text:span><text:span text:style-name="T5">el</text:span><text:span text:style-name="T4"> </text:span><text:span text:style-name="T3">=&gt;</text:span><text:span text:style-name="T4"> {</text:span></text:p>
      <text:p text:style-name="P1"><text:span text:style-name="T5">el</text:span><text:span text:style-name="T4">.</text:span><text:span text:style-name="T5">style</text:span><text:span text:style-name="T4">.</text:span><text:span text:style-name="T5">opacity</text:span><text:span text:style-name="T4"> = </text:span><text:span text:style-name="T6">'0'</text:span><text:span text:style-name="T4">;</text:span></text:p>
      <text:p text:style-name="P1"><text:span text:style-name="T5">el</text:span><text:span text:style-name="T4">.</text:span><text:span text:style-name="T5">style</text:span><text:span text:style-name="T4">.</text:span><text:span text:style-name="T5">transform</text:span><text:span text:style-name="T4"> = </text:span><text:span text:style-name="T6">'translateY(30px)'</text:span><text:span text:style-name="T4">;</text:span></text:p>
      <text:p text:style-name="P1"><text:span text:style-name="T5">el</text:span><text:span text:style-name="T4">.</text:span><text:span text:style-name="T5">style</text:span><text:span text:style-name="T4">.</text:span><text:span text:style-name="T5">transition</text:span><text:span text:style-name="T4"> = </text:span><text:span text:style-name="T6">'opacity 0.6s ease, transform 0.6s ease'</text:span><text:span text:style-name="T4">;</text:span></text:p>
      <text:p text:style-name="P1"><text:span text:style-name="T11">observer</text:span><text:span text:style-name="T4">.</text:span><text:span text:style-name="T9">observe</text:span><text:span text:style-name="T4">(</text:span><text:span text:style-name="T5">el</text:span><text:span text:style-name="T4">);</text:span></text:p>
      <text:p text:style-name="P3">});</text:p>
      <text:p text:style-name="P5"/>
      <text:p text:style-name="P4">// Navbar background on scroll</text:p>
      <text:p text:style-name="P1"><text:span text:style-name="T5">window</text:span><text:span text:style-name="T4">.</text:span><text:span text:style-name="T9">addEventListener</text:span><text:span text:style-name="T4">(</text:span><text:span text:style-name="T6">'scroll'</text:span><text:span text:style-name="T4">, () </text:span><text:span text:style-name="T3">=&gt;</text:span><text:span text:style-name="T4"> {</text:span></text:p>
      <text:p text:style-name="P1"><text:span text:style-name="T3">const</text:span><text:span text:style-name="T4"> </text:span><text:span text:style-name="T11">nav</text:span><text:span text:style-name="T4"> = </text:span><text:span text:style-name="T5">document</text:span><text:span text:style-name="T4">.</text:span><text:span text:style-name="T9">querySelector</text:span><text:span text:style-name="T4">(</text:span><text:span text:style-name="T6">'nav'</text:span><text:span text:style-name="T4">);</text:span></text:p>
      <text:p text:style-name="P1"><text:span text:style-name="T7">if</text:span><text:span text:style-name="T4"> (</text:span><text:span text:style-name="T5">window</text:span><text:span text:style-name="T4">.</text:span><text:span text:style-name="T5">scrollY</text:span><text:span text:style-name="T4"> &gt; </text:span><text:span text:style-name="T8">100</text:span><text:span text:style-name="T4">) {</text:span></text:p>
      <text:p text:style-name="P1"><text:span text:style-name="T11">nav</text:span><text:span text:style-name="T4">.</text:span><text:span text:style-name="T5">classList</text:span><text:span text:style-name="T4">.</text:span><text:span text:style-name="T9">add</text:span><text:span text:style-name="T4">(</text:span><text:span text:style-name="T6">'bg-white/95'</text:span><text:span text:style-name="T4">);</text:span></text:p>
      <text:p text:style-name="P1"><text:span text:style-name="T11">nav</text:span><text:span text:style-name="T4">.</text:span><text:span text:style-name="T5">classList</text:span><text:span text:style-name="T4">.</text:span><text:span text:style-name="T9">remove</text:span><text:span text:style-name="T4">(</text:span><text:span text:style-name="T6">'bg-white/90'</text:span><text:span text:style-name="T4">);</text:span></text:p>
      <text:p text:style-name="P1"><text:span text:style-name="T4">} </text:span><text:span text:style-name="T7">else</text:span><text:span text:style-name="T4"> {</text:span></text:p>
      <text:p text:style-name="P1"><text:span text:style-name="T11">nav</text:span><text:span text:style-name="T4">.</text:span><text:span text:style-name="T5">classList</text:span><text:span text:style-name="T4">.</text:span><text:span text:style-name="T9">add</text:span><text:span text:style-name="T4">(</text:span><text:span text:style-name="T6">'bg-white/90'</text:span><text:span text:style-name="T4">);</text:span></text:p>
      <text:p text:style-name="P1"><text:span text:style-name="T11">nav</text:span><text:span text:style-name="T4">.</text:span><text:span text:style-name="T5">classList</text:span><text:span text:style-name="T4">.</text:span><text:span text:style-name="T9">remove</text:span><text:span text:style-name="T4">(</text:span><text:span text:style-name="T6">'bg-white/95'</text:span><text:span text:style-name="T4">);</text:span></text:p>
      <text:p text:style-name="P3">}</text:p>
      <text:p text:style-name="P3">});</text:p>
      <text:p text:style-name="P2">&lt;/script&gt;</text:p>
      <text:p text:style-name="P1"><text:span text:style-name="T1">&lt;script&gt;</text:span><text:span text:style-name="T4">(</text:span><text:span text:style-name="T3">function</text:span><text:span text:style-name="T4">(){</text:span><text:span text:style-name="T3">function</text:span><text:span text:style-name="T4"> </text:span><text:span text:style-name="T9">c</text:span><text:span text:style-name="T4">(){</text:span><text:span text:style-name="T3">var</text:span><text:span text:style-name="T4"> </text:span><text:span text:style-name="T5">b</text:span><text:span text:style-name="T4">=</text:span><text:span text:style-name="T5">a</text:span><text:span text:style-name="T4">.</text:span><text:span text:style-name="T5">contentDocument</text:span><text:span text:style-name="T4">||</text:span><text:span text:style-name="T5">a</text:span><text:span text:style-name="T4">.</text:span><text:span text:style-name="T5">contentWindow</text:span><text:span text:style-name="T4">.</text:span><text:span text:style-name="T5">document</text:span><text:span text:style-name="T4">;</text:span><text:span text:style-name="T7">if</text:span><text:span text:style-name="T4">(</text:span><text:span text:style-name="T5">b</text:span><text:span text:style-name="T4">){</text:span><text:span text:style-name="T3">var</text:span><text:span text:style-name="T4"> </text:span><text:span text:style-name="T5">d</text:span><text:span text:style-name="T4">=</text:span><text:span text:style-name="T5">b</text:span><text:span text:style-name="T4">.</text:span><text:span text:style-name="T9">createElement</text:span><text:span text:style-name="T4">(</text:span><text:span text:style-name="T6">'script'</text:span><text:span text:style-name="T4">);</text:span><text:span text:style-name="T5">d</text:span><text:span text:style-name="T4">.</text:span><text:span text:style-name="T5">innerHTML</text:span><text:span text:style-name="T4">=</text:span><text:span text:style-name="T6">"window.__CF$cv$params={r:'9699a203407a17d7',t:'MTc1NDI2NDE0MS4wMDAwMDA='};var a=document.createElement('script');a.nonce='';a.src='/cdn-cgi/challenge-platform/scripts/jsd/main.js';document.getElementsByTagName('head')</text:span><text:soft-page-break/><text:span text:style-name="T6">[0].appendChild(a);"</text:span><text:span text:style-name="T4">;</text:span><text:span text:style-name="T5">b</text:span><text:span text:style-name="T4">.</text:span><text:span text:style-name="T9">getElementsByTagName</text:span><text:span text:style-name="T4">(</text:span><text:span text:style-name="T6">'head'</text:span><text:span text:style-name="T4">)[</text:span><text:span text:style-name="T8">0</text:span><text:span text:style-name="T4">].</text:span><text:span text:style-name="T9">appendChild</text:span><text:span text:style-name="T4">(</text:span><text:span text:style-name="T5">d</text:span><text:span text:style-name="T4">)}}</text:span><text:span text:style-name="T7">if</text:span><text:span text:style-name="T4">(</text:span><text:span text:style-name="T5">document</text:span><text:span text:style-name="T4">.</text:span><text:span text:style-name="T5">body</text:span><text:span text:style-name="T4">){</text:span><text:span text:style-name="T3">var</text:span><text:span text:style-name="T4"> </text:span><text:span text:style-name="T5">a</text:span><text:span text:style-name="T4">=</text:span><text:span text:style-name="T5">document</text:span><text:span text:style-name="T4">.</text:span><text:span text:style-name="T9">createElement</text:span><text:span text:style-name="T4">(</text:span><text:span text:style-name="T6">'iframe'</text:span><text:span text:style-name="T4">);</text:span><text:span text:style-name="T5">a</text:span><text:span text:style-name="T4">.</text:span><text:span text:style-name="T5">height</text:span><text:span text:style-name="T4">=</text:span><text:span text:style-name="T8">1</text:span><text:span text:style-name="T4">;</text:span><text:span text:style-name="T5">a</text:span><text:span text:style-name="T4">.</text:span><text:span text:style-name="T5">width</text:span><text:span text:style-name="T4">=</text:span><text:span text:style-name="T8">1</text:span><text:span text:style-name="T4">;</text:span><text:span text:style-name="T5">a</text:span><text:span text:style-name="T4">.</text:span><text:span text:style-name="T5">style</text:span><text:span text:style-name="T4">.</text:span><text:span text:style-name="T5">position</text:span><text:span text:style-name="T4">=</text:span><text:span text:style-name="T6">'absolute'</text:span><text:span text:style-name="T4">;</text:span><text:span text:style-name="T5">a</text:span><text:span text:style-name="T4">.</text:span><text:span text:style-name="T5">style</text:span><text:span text:style-name="T4">.</text:span><text:span text:style-name="T5">top</text:span><text:span text:style-name="T4">=</text:span><text:span text:style-name="T8">0</text:span><text:span text:style-name="T4">;</text:span><text:span text:style-name="T5">a</text:span><text:span text:style-name="T4">.</text:span><text:span text:style-name="T5">style</text:span><text:span text:style-name="T4">.</text:span><text:span text:style-name="T5">left</text:span><text:span text:style-name="T4">=</text:span><text:span text:style-name="T8">0</text:span><text:span text:style-name="T4">;</text:span><text:span text:style-name="T5">a</text:span><text:span text:style-name="T4">.</text:span><text:span text:style-name="T5">style</text:span><text:span text:style-name="T4">.</text:span><text:span text:style-name="T5">border</text:span><text:span text:style-name="T4">=</text:span><text:span text:style-name="T6">'none'</text:span><text:span text:style-name="T4">;</text:span><text:span text:style-name="T5">a</text:span><text:span text:style-name="T4">.</text:span><text:span text:style-name="T5">style</text:span><text:span text:style-name="T4">.</text:span><text:span text:style-name="T5">visibility</text:span><text:span text:style-name="T4">=</text:span><text:span text:style-name="T6">'hidden'</text:span><text:span text:style-name="T4">;</text:span><text:span text:style-name="T5">document</text:span><text:span text:style-name="T4">.</text:span><text:span text:style-name="T5">body</text:span><text:span text:style-name="T4">.</text:span><text:span text:style-name="T9">appendChild</text:span><text:span text:style-name="T4">(</text:span><text:span text:style-name="T5">a</text:span><text:span text:style-name="T4">);</text:span><text:span text:style-name="T7">if</text:span><text:span text:style-name="T4">(</text:span><text:span text:style-name="T6">'loading'</text:span><text:span text:style-name="T4">!==</text:span><text:span text:style-name="T5">document</text:span><text:span text:style-name="T4">.</text:span><text:span text:style-name="T5">readyState</text:span><text:span text:style-name="T4">)</text:span><text:span text:style-name="T9">c</text:span><text:span text:style-name="T4">();</text:span><text:span text:style-name="T7">else</text:span><text:span text:style-name="T4"> </text:span><text:span text:style-name="T7">if</text:span><text:span text:style-name="T4">(</text:span><text:span text:style-name="T5">window</text:span><text:span text:style-name="T4">.</text:span><text:span text:style-name="T9">addEventListener</text:span><text:span text:style-name="T4">)</text:span><text:span text:style-name="T5">document</text:span><text:span text:style-name="T4">.</text:span><text:span text:style-name="T9">addEventListener</text:span><text:span text:style-name="T4">(</text:span><text:span text:style-name="T6">'DOMContentLoaded'</text:span><text:span text:style-name="T4">,</text:span><text:span text:style-name="T9">c</text:span><text:span text:style-name="T4">);</text:span><text:span text:style-name="T7">else</text:span><text:span text:style-name="T4">{</text:span><text:span text:style-name="T3">var</text:span><text:span text:style-name="T4"> </text:span><text:span text:style-name="T9">e</text:span><text:span text:style-name="T4">=</text:span><text:span text:style-name="T5">document</text:span><text:span text:style-name="T4">.</text:span><text:span text:style-name="T9">onreadystatechange</text:span><text:span text:style-name="T4">||</text:span><text:span text:style-name="T3">function</text:span><text:span text:style-name="T4">(){};</text:span><text:span text:style-name="T5">document</text:span><text:span text:style-name="T4">.</text:span><text:span text:style-name="T9">onreadystatechange</text:span><text:span text:style-name="T4">=</text:span><text:span text:style-name="T3">function</text:span><text:span text:style-name="T4">(</text:span><text:span text:style-name="T5">b</text:span><text:span text:style-name="T4">){</text:span><text:span text:style-name="T9">e</text:span><text:span text:style-name="T4">(</text:span><text:span text:style-name="T5">b</text:span><text:span text:style-name="T4">);</text:span><text:span text:style-name="T6">'loading'</text:span><text:span text:style-name="T4">!==</text:span><text:span text:style-name="T5">document</text:span><text:span text:style-name="T4">.</text:span><text:span text:style-name="T5">readyState</text:span><text:span text:style-name="T4">&amp;&amp;(</text:span><text:span text:style-name="T5">document</text:span><text:span text:style-name="T4">.</text:span><text:span text:style-name="T9">onreadystatechange</text:span><text:span text:style-name="T4">=</text:span><text:span text:style-name="T9">e</text:span><text:span text:style-name="T4">,</text:span><text:span text:style-name="T9">c</text:span><text:span text:style-name="T4">())}}}})();</text:span><text:span text:style-name="T1">&lt;/script&gt;&lt;/body&gt;</text:span></text:p>
      <text:p text:style-name="P2">&lt;/html&gt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05:11:46.402343650</meta:creation-date>
    <dc:date>2025-08-04T05:12:05.341019929</dc:date>
    <meta:editing-duration>PT19S</meta:editing-duration>
    <meta:editing-cycles>1</meta:editing-cycles>
    <meta:document-statistic meta:table-count="0" meta:image-count="0" meta:object-count="0" meta:page-count="17" meta:paragraph-count="572" meta:word-count="2966" meta:character-count="30242" meta:non-whitespace-character-count="27854"/>
    <meta:generator>LibreOffice/7.3.7.2$Linux_X86_64 LibreOffice_project/30$Build-2</meta:generator>
  </office:meta>
</office:document-meta>
</file>